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Mangal" svg:font-family="Mangal" style:font-family-generic="modern" style:font-pitch="fixed"/>
    <style:font-face style:name="文泉驿等宽正黑" svg:font-family="文泉驿等宽正黑" style:font-family-generic="modern" style:font-pitch="fixed"/>
    <style:font-face style:name="Liberation Mono2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officeooo:rsid="0145374b" officeooo:paragraph-rsid="0145374b" style:font-name-asian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 fo:font-style="normal" officeooo:rsid="01292e95" officeooo:paragraph-rsid="01292e95" style:font-name-asian="DejaVu Sans" style:font-style-asian="normal" style:font-style-complex="normal"/>
    </style:style>
    <style:style style:name="P3" style:family="paragraph" style:parent-style-name="Text_20_body">
      <style:text-properties style:font-name="DejaVu Sans" officeooo:rsid="00266506" officeooo:paragraph-rsid="00266506"/>
    </style:style>
    <style:style style:name="P4" style:family="paragraph" style:parent-style-name="Text_20_body">
      <style:text-properties style:font-name="DejaVu Sans" officeooo:rsid="003ad7b6" officeooo:paragraph-rsid="003ad7b6"/>
    </style:style>
    <style:style style:name="P5" style:family="paragraph" style:parent-style-name="Text_20_body">
      <style:text-properties fo:font-style="normal" officeooo:rsid="0171984d" officeooo:paragraph-rsid="0171984d" style:font-style-asian="normal" style:font-style-complex="normal"/>
    </style:style>
    <style:style style:name="P6" style:family="paragraph" style:parent-style-name="Standard" style:list-style-name="L21">
      <style:paragraph-properties fo:text-align="start" style:justify-single-word="false"/>
      <style:text-properties style:font-name="DejaVu Sans" officeooo:rsid="004a4571" officeooo:paragraph-rsid="004a4571"/>
    </style:style>
    <style:style style:name="P7" style:family="paragraph" style:parent-style-name="Standard" style:list-style-name="L21">
      <style:paragraph-properties fo:text-align="start" style:justify-single-word="false"/>
      <style:text-properties style:font-name="DejaVu Sans" officeooo:rsid="00417b1e" officeooo:paragraph-rsid="004ceeb7"/>
    </style:style>
    <style:style style:name="P8" style:family="paragraph" style:parent-style-name="Standard" style:list-style-name="L22">
      <style:paragraph-properties fo:text-align="start" style:justify-single-word="false"/>
      <style:text-properties style:font-name="DejaVu Sans" officeooo:rsid="00729c4f" officeooo:paragraph-rsid="00729c4f" style:font-name-asian="DejaVu Sans"/>
    </style:style>
    <style:style style:name="P9" style:family="paragraph" style:parent-style-name="Standard" style:list-style-name="L22">
      <style:paragraph-properties fo:text-align="start" style:justify-single-word="false"/>
      <style:text-properties style:font-name="DejaVu Sans" officeooo:rsid="0077f7ed" officeooo:paragraph-rsid="0077f7ed" style:font-name-asian="DejaVu Sans"/>
    </style:style>
    <style:style style:name="P10" style:family="paragraph" style:parent-style-name="Standard" style:list-style-name="L22">
      <style:paragraph-properties fo:text-align="start" style:justify-single-word="false"/>
      <style:text-properties style:font-name="DejaVu Sans" officeooo:rsid="00872a6d" officeooo:paragraph-rsid="008be487" style:font-name-asian="DejaVu Sans"/>
    </style:style>
    <style:style style:name="P11" style:family="paragraph" style:parent-style-name="Standard" style:list-style-name="L22">
      <style:paragraph-properties fo:text-align="start" style:justify-single-word="false"/>
      <style:text-properties style:font-name="DejaVu Sans" officeooo:rsid="00917896" officeooo:paragraph-rsid="00851e20" style:font-name-asian="DejaVu Sans"/>
    </style:style>
    <style:style style:name="P12" style:family="paragraph" style:parent-style-name="Standard" style:list-style-name="L22">
      <style:paragraph-properties fo:text-align="start" style:justify-single-word="false"/>
      <style:text-properties style:font-name="DejaVu Sans" officeooo:rsid="00a139ae" officeooo:paragraph-rsid="00a139ae" style:font-name-asian="DejaVu Sans"/>
    </style:style>
    <style:style style:name="P13" style:family="paragraph" style:parent-style-name="Standard" style:list-style-name="L22">
      <style:paragraph-properties fo:text-align="start" style:justify-single-word="false"/>
      <style:text-properties style:font-name="DejaVu Sans" officeooo:rsid="00a907ec" officeooo:paragraph-rsid="00a907ec" style:font-name-asian="DejaVu Sans"/>
    </style:style>
    <style:style style:name="P14" style:family="paragraph" style:parent-style-name="Standard" style:list-style-name="L22">
      <style:paragraph-properties fo:text-align="start" style:justify-single-word="false"/>
      <style:text-properties style:font-name="DejaVu Sans" officeooo:rsid="00ac5965" officeooo:paragraph-rsid="00ac5965" style:font-name-asian="DejaVu Sans"/>
    </style:style>
    <style:style style:name="P15" style:family="paragraph" style:parent-style-name="Standard" style:list-style-name="L22">
      <style:paragraph-properties fo:text-align="start" style:justify-single-word="false"/>
      <style:text-properties style:font-name="DejaVu Sans" officeooo:rsid="00ae3b5c" officeooo:paragraph-rsid="00af69a9" style:font-name-asian="DejaVu Sans"/>
    </style:style>
    <style:style style:name="P16" style:family="paragraph" style:parent-style-name="Standard" style:list-style-name="L24">
      <style:paragraph-properties fo:text-align="start" style:justify-single-word="false"/>
      <style:text-properties style:font-name="DejaVu Sans" officeooo:rsid="00ae3b5c" officeooo:paragraph-rsid="00e3d6f9" style:font-name-asian="DejaVu Sans"/>
    </style:style>
    <style:style style:name="P17" style:family="paragraph" style:parent-style-name="Standard" style:list-style-name="L22">
      <style:paragraph-properties fo:text-align="start" style:justify-single-word="false"/>
      <style:text-properties style:font-name="DejaVu Sans" officeooo:rsid="00b2a25f" officeooo:paragraph-rsid="00b2a25f" style:font-name-asian="DejaVu Sans"/>
    </style:style>
    <style:style style:name="P18" style:family="paragraph" style:parent-style-name="Standard" style:list-style-name="L23">
      <style:paragraph-properties fo:text-align="start" style:justify-single-word="false"/>
      <style:text-properties style:font-name="DejaVu Sans" officeooo:rsid="005f7397" officeooo:paragraph-rsid="00c17cd5" style:font-name-asian="DejaVu Sans"/>
    </style:style>
    <style:style style:name="P19" style:family="paragraph" style:parent-style-name="Standard" style:list-style-name="L23">
      <style:paragraph-properties fo:text-align="start" style:justify-single-word="false"/>
      <style:text-properties style:font-name="DejaVu Sans" officeooo:rsid="00c4624f" officeooo:paragraph-rsid="00c4624f" style:font-name-asian="DejaVu Sans"/>
    </style:style>
    <style:style style:name="P20" style:family="paragraph" style:parent-style-name="Standard" style:list-style-name="L23">
      <style:paragraph-properties fo:text-align="start" style:justify-single-word="false"/>
      <style:text-properties style:font-name="DejaVu Sans" officeooo:rsid="00cccaf2" officeooo:paragraph-rsid="00cf62d0" style:font-name-asian="DejaVu Sans"/>
    </style:style>
    <style:style style:name="P21" style:family="paragraph" style:parent-style-name="Standard" style:list-style-name="L23">
      <style:paragraph-properties fo:text-align="start" style:justify-single-word="false"/>
      <style:text-properties style:font-name="DejaVu Sans" officeooo:rsid="007ab236" officeooo:paragraph-rsid="00e16c05" style:font-name-asian="DejaVu Sans"/>
    </style:style>
    <style:style style:name="P22" style:family="paragraph" style:parent-style-name="Standard" style:list-style-name="L23">
      <style:paragraph-properties fo:text-align="start" style:justify-single-word="false"/>
      <style:text-properties style:font-name="DejaVu Sans" officeooo:rsid="00e1fd81" officeooo:paragraph-rsid="00e1fd81" style:font-name-asian="DejaVu Sans"/>
    </style:style>
    <style:style style:name="P23" style:family="paragraph" style:parent-style-name="Standard" style:list-style-name="L24">
      <style:paragraph-properties fo:text-align="start" style:justify-single-word="false"/>
      <style:text-properties style:font-name="DejaVu Sans" officeooo:rsid="00e512ee" officeooo:paragraph-rsid="00e512ee" style:font-name-asian="DejaVu Sans"/>
    </style:style>
    <style:style style:name="P24" style:family="paragraph" style:parent-style-name="Standard" style:list-style-name="L24">
      <style:paragraph-properties fo:text-align="start" style:justify-single-word="false"/>
      <style:text-properties style:font-name="DejaVu Sans" officeooo:rsid="014e8566" officeooo:paragraph-rsid="014e8566" style:font-name-asian="DejaVu Sans"/>
    </style:style>
    <style:style style:name="P25" style:family="paragraph" style:parent-style-name="Standard" style:list-style-name="L25">
      <style:paragraph-properties fo:text-align="start" style:justify-single-word="false"/>
      <style:text-properties style:font-name="DejaVu Sans" officeooo:rsid="00faf6d8" officeooo:paragraph-rsid="01060008" style:font-name-asian="DejaVu Sans"/>
    </style:style>
    <style:style style:name="P26" style:family="paragraph" style:parent-style-name="Standard" style:list-style-name="L25">
      <style:paragraph-properties fo:text-align="start" style:justify-single-word="false"/>
      <style:text-properties style:font-name="DejaVu Sans" officeooo:rsid="010c5e37" officeooo:paragraph-rsid="010c5e37" style:font-name-asian="DejaVu Sans"/>
    </style:style>
    <style:style style:name="P27" style:family="paragraph" style:parent-style-name="Standard" style:list-style-name="L25">
      <style:paragraph-properties fo:text-align="start" style:justify-single-word="false"/>
      <style:text-properties style:font-name="DejaVu Sans" officeooo:rsid="0116a10b" officeooo:paragraph-rsid="011dd40f" style:font-name-asian="DejaVu Sans"/>
    </style:style>
    <style:style style:name="P28" style:family="paragraph" style:parent-style-name="Standard" style:list-style-name="L26">
      <style:paragraph-properties fo:text-align="start" style:justify-single-word="false"/>
      <style:text-properties style:font-name="DejaVu Sans" officeooo:rsid="012a73a5" officeooo:paragraph-rsid="012a73a5" style:font-name-asian="DejaVu Sans"/>
    </style:style>
    <style:style style:name="P29" style:family="paragraph" style:parent-style-name="Standard" style:list-style-name="L26">
      <style:paragraph-properties fo:text-align="start" style:justify-single-word="false"/>
      <style:text-properties style:font-name="DejaVu Sans" officeooo:rsid="012a73a5" officeooo:paragraph-rsid="013ec30a" style:font-name-asian="DejaVu Sans"/>
    </style:style>
    <style:style style:name="P30" style:family="paragraph" style:parent-style-name="Standard" style:list-style-name="L26">
      <style:paragraph-properties fo:text-align="start" style:justify-single-word="false"/>
      <style:text-properties style:font-name="DejaVu Sans" officeooo:rsid="01300448" officeooo:paragraph-rsid="0131b727" style:font-name-asian="DejaVu Sans"/>
    </style:style>
    <style:style style:name="P31" style:family="paragraph" style:parent-style-name="Standard" style:list-style-name="L26">
      <style:paragraph-properties fo:text-align="start" style:justify-single-word="false"/>
      <style:text-properties style:font-name="DejaVu Sans" officeooo:rsid="01403544" officeooo:paragraph-rsid="01403544" style:font-name-asian="DejaVu Sans"/>
    </style:style>
    <style:style style:name="P32" style:family="paragraph" style:parent-style-name="Standard" style:list-style-name="L27">
      <style:paragraph-properties fo:text-align="start" style:justify-single-word="false"/>
      <style:text-properties style:font-name="DejaVu Sans" officeooo:rsid="0158c8b6" officeooo:paragraph-rsid="0158c8b6" style:font-name-asian="DejaVu Sans"/>
    </style:style>
    <style:style style:name="P33" style:family="paragraph" style:parent-style-name="Standard" style:list-style-name="L27">
      <style:paragraph-properties fo:text-align="start" style:justify-single-word="false"/>
      <style:text-properties style:font-name="DejaVu Sans" officeooo:rsid="015c2f18" officeooo:paragraph-rsid="015c2f18" style:font-name-asian="DejaVu Sans"/>
    </style:style>
    <style:style style:name="P34" style:family="paragraph" style:parent-style-name="Standard" style:list-style-name="L23">
      <style:paragraph-properties fo:text-align="start" style:justify-single-word="false"/>
      <style:text-properties style:font-name="DejaVu Sans" fo:font-style="normal" officeooo:rsid="00917896" officeooo:paragraph-rsid="00e16c05" style:font-name-asian="DejaVu Sans" style:font-style-asian="normal" style:font-style-complex="normal"/>
    </style:style>
    <style:style style:name="P35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c1c5c" officeooo:paragraph-rsid="015c1c5c" style:font-name-asian="DejaVu Sans" style:font-style-asian="normal" style:font-style-complex="normal"/>
    </style:style>
    <style:style style:name="P36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a02f9" officeooo:paragraph-rsid="015a02f9" style:font-name-asian="DejaVu Sans" style:font-style-asian="normal" style:font-style-complex="normal"/>
    </style:style>
    <style:style style:name="P37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c2f18" officeooo:paragraph-rsid="015c2f18" style:font-name-asian="DejaVu Sans" style:font-style-asian="normal" style:font-style-complex="normal"/>
    </style:style>
    <style:style style:name="P38" style:family="paragraph" style:parent-style-name="Standard" style:list-style-name="L27">
      <style:paragraph-properties fo:text-align="start" style:justify-single-word="false"/>
      <style:text-properties style:font-name="DejaVu Sans" fo:font-style="normal" officeooo:rsid="015bc42e" officeooo:paragraph-rsid="015bc42e" style:font-name-asian="DejaVu Sans" style:font-style-asian="normal" style:font-style-complex="normal"/>
    </style:style>
    <style:style style:name="P39" style:family="paragraph" style:parent-style-name="Standard" style:list-style-name="L21">
      <style:paragraph-properties fo:text-align="start" style:justify-single-word="false"/>
      <style:text-properties officeooo:paragraph-rsid="004f6793"/>
    </style:style>
    <style:style style:name="P40" style:family="paragraph" style:parent-style-name="Standard" style:list-style-name="L22">
      <style:paragraph-properties fo:text-align="start" style:justify-single-word="false"/>
      <style:text-properties officeooo:paragraph-rsid="00665e44"/>
    </style:style>
    <style:style style:name="P41" style:family="paragraph" style:parent-style-name="Text_20_body" style:list-style-name="L20">
      <style:text-properties style:font-name="DejaVu Sans" officeooo:rsid="00188a8a" officeooo:paragraph-rsid="00188a8a"/>
    </style:style>
    <style:style style:name="P42" style:family="paragraph" style:parent-style-name="Text_20_body" style:list-style-name="L20">
      <style:text-properties style:font-name="DejaVu Sans" officeooo:rsid="001c5238" officeooo:paragraph-rsid="001c5238"/>
    </style:style>
    <style:style style:name="P43" style:family="paragraph" style:parent-style-name="Text_20_body" style:list-style-name="L20">
      <style:text-properties style:font-name="DejaVu Sans" officeooo:rsid="002e9f43" officeooo:paragraph-rsid="002e9f43"/>
    </style:style>
    <style:style style:name="P44" style:family="paragraph" style:parent-style-name="Text_20_body" style:list-style-name="L20">
      <style:text-properties style:font-name="DejaVu Sans" officeooo:rsid="002bdba8" officeooo:paragraph-rsid="002bdba8"/>
    </style:style>
    <style:style style:name="P45" style:family="paragraph" style:parent-style-name="Text_20_body" style:list-style-name="L28">
      <style:text-properties style:font-name="DejaVu Sans" fo:font-style="normal" officeooo:rsid="01764783" officeooo:paragraph-rsid="017e4279" style:font-style-asian="normal" style:font-style-complex="normal"/>
    </style:style>
    <style:style style:name="P46" style:family="paragraph" style:parent-style-name="Text_20_body" style:list-style-name="L28">
      <style:text-properties style:font-name="DejaVu Sans" fo:font-style="normal" officeooo:rsid="017d8c3c" officeooo:paragraph-rsid="017e4279" style:font-style-asian="normal" style:font-style-complex="normal"/>
    </style:style>
    <style:style style:name="P47" style:family="paragraph" style:parent-style-name="Text_20_body" style:list-style-name="L28">
      <style:text-properties style:font-name="DejaVu Sans" fo:font-style="normal" officeooo:rsid="017a3eba" officeooo:paragraph-rsid="017a3eba" style:font-style-asian="normal" style:font-style-complex="normal"/>
    </style:style>
    <style:style style:name="P48" style:family="paragraph" style:parent-style-name="Text_20_body" style:list-style-name="L28">
      <style:text-properties style:font-name="DejaVu Sans" fo:font-style="normal" officeooo:rsid="017ebf0c" officeooo:paragraph-rsid="017ebf0c" style:font-style-asian="normal" style:font-style-complex="normal"/>
    </style:style>
    <style:style style:name="P49" style:family="paragraph" style:parent-style-name="Text_20_body" style:list-style-name="L29">
      <style:text-properties style:font-name="DejaVu Sans"/>
    </style:style>
    <style:style style:name="P50" style:family="paragraph" style:parent-style-name="Text_20_body" style:list-style-name="L29">
      <style:text-properties style:font-name="DejaVu Sans" officeooo:rsid="0197fd54"/>
    </style:style>
    <style:style style:name="P51" style:family="paragraph" style:parent-style-name="Text_20_body" style:list-style-name="L29">
      <style:text-properties style:font-name="DejaVu Sans" officeooo:rsid="01a1af32" officeooo:paragraph-rsid="01a1af32"/>
    </style:style>
    <style:style style:name="P52" style:family="paragraph" style:parent-style-name="Text_20_body" style:list-style-name="L29">
      <style:text-properties style:font-name="DejaVu Sans" officeooo:rsid="01a9e3cf" officeooo:paragraph-rsid="01a9e3cf"/>
    </style:style>
    <style:style style:name="P53" style:family="paragraph" style:parent-style-name="Text_20_body" style:list-style-name="L29">
      <style:text-properties style:font-name="DejaVu Sans" officeooo:rsid="01b6c08b" officeooo:paragraph-rsid="01b6c08b"/>
    </style:style>
    <style:style style:name="P54" style:family="paragraph" style:parent-style-name="Text_20_body" style:list-style-name="L29">
      <style:text-properties style:font-name="DejaVu Sans" officeooo:rsid="01bd869c" officeooo:paragraph-rsid="01bd869c"/>
    </style:style>
    <style:style style:name="P55" style:family="paragraph" style:parent-style-name="Text_20_body" style:list-style-name="L29">
      <style:text-properties style:font-name="DejaVu Sans" officeooo:rsid="01c6b8f1" officeooo:paragraph-rsid="01c6b8f1"/>
    </style:style>
    <style:style style:name="P56" style:family="paragraph" style:parent-style-name="Text_20_body" style:list-style-name="L29">
      <style:text-properties style:font-name="DejaVu Sans" officeooo:rsid="01cad4f7" officeooo:paragraph-rsid="01cad4f7"/>
    </style:style>
    <style:style style:name="P57" style:family="paragraph" style:parent-style-name="Text_20_body">
      <style:text-properties style:font-name="DejaVu Sans" officeooo:rsid="01cb6fa9" officeooo:paragraph-rsid="01cad4f7"/>
    </style:style>
    <style:style style:name="P58" style:family="paragraph" style:parent-style-name="Heading_20_1">
      <style:text-properties fo:font-style="normal" style:font-style-asian="normal" style:font-style-complex="normal"/>
    </style:style>
    <style:style style:name="P59" style:family="paragraph" style:parent-style-name="Heading_20_2">
      <style:text-properties fo:font-style="italic" style:font-style-asian="italic" style:font-style-complex="italic"/>
    </style:style>
    <style:style style:name="P60" style:family="paragraph" style:parent-style-name="code" style:list-style-name="L22">
      <style:text-properties officeooo:paragraph-rsid="00dd4c76"/>
    </style:style>
    <style:style style:name="P61" style:family="paragraph" style:parent-style-name="code" style:list-style-name="L22">
      <style:text-properties style:font-name="Liberation Mono1"/>
    </style:style>
    <style:style style:name="P62" style:family="paragraph" style:parent-style-name="code" style:list-style-name="L25">
      <style:text-properties style:font-name="Liberation Mono1"/>
    </style:style>
    <style:style style:name="P63" style:family="paragraph" style:parent-style-name="code" style:list-style-name="L25">
      <style:text-properties style:font-name="Liberation Mono1" fo:font-style="normal" style:font-name-asian="DejaVu Sans" style:font-style-asian="normal" style:font-style-complex="normal"/>
    </style:style>
    <style:style style:name="P64" style:family="paragraph" style:parent-style-name="code" style:list-style-name="L23"/>
    <style:style style:name="P65" style:family="paragraph" style:parent-style-name="code" style:list-style-name="L25"/>
    <style:style style:name="P66" style:family="paragraph" style:parent-style-name="code" style:list-style-name="L25">
      <style:text-properties fo:font-style="normal" style:font-style-asian="normal" style:font-style-complex="normal"/>
    </style:style>
    <style:style style:name="P67" style:family="paragraph" style:parent-style-name="code" style:list-style-name="L27">
      <style:text-properties fo:font-style="normal" style:font-style-asian="normal" style:font-style-complex="normal"/>
    </style:style>
    <style:style style:name="P68" style:family="paragraph" style:parent-style-name="code" style:list-style-name="L26"/>
    <style:style style:name="P69" style:family="paragraph" style:parent-style-name="code" style:list-style-name="L27"/>
    <style:style style:name="P70" style:family="paragraph" style:parent-style-name="code" style:list-style-name="L27">
      <style:text-properties officeooo:paragraph-rsid="016f6109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align="center" fo:text-indent="0cm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fo:color="#ffff00" style:text-outline="false" style:text-line-through-styl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P80" style:family="paragraph">
      <style:text-properties fo:color="#000080" style:font-name="DejaVu Sans" fo:font-size="9pt" style:font-size-asian="9pt" style:font-size-complex="9pt"/>
    </style:style>
    <style:style style:name="P81" style:family="paragraph">
      <style:paragraph-properties fo:text-align="center"/>
    </style:style>
    <style:style style:name="P82" style:family="paragraph">
      <style:paragraph-properties fo:text-align="center"/>
      <style:text-properties style:font-name="DejaVu Sans"/>
    </style:style>
    <style:style style:name="P83" style:family="paragraph">
      <style:paragraph-properties fo:text-align="center"/>
      <style:text-properties fo:color="#c5000b" style:font-name="DejaVu Sans" fo:font-weight="bold" style:font-weight-asian="bold" style:font-weight-complex="bold"/>
    </style:style>
    <style:style style:name="P84" style:family="paragraph">
      <style:paragraph-properties fo:line-height="70%" style:writing-mode="tb-rl"/>
      <style:text-properties fo:color="#9999cc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57b8f"/>
    </style:style>
    <style:style style:name="T2" style:family="text">
      <style:text-properties officeooo:rsid="00192866"/>
    </style:style>
    <style:style style:name="T3" style:family="text">
      <style:text-properties officeooo:rsid="001b99c2"/>
    </style:style>
    <style:style style:name="T4" style:family="text">
      <style:text-properties officeooo:rsid="001d3a42"/>
    </style:style>
    <style:style style:name="T5" style:family="text">
      <style:text-properties officeooo:rsid="002a519a"/>
    </style:style>
    <style:style style:name="T6" style:family="text">
      <style:text-properties officeooo:rsid="002cef05"/>
    </style:style>
    <style:style style:name="T7" style:family="text">
      <style:text-properties officeooo:rsid="002fede1"/>
    </style:style>
    <style:style style:name="T8" style:family="text">
      <style:text-properties officeooo:rsid="0035394f"/>
    </style:style>
    <style:style style:name="T9" style:family="text">
      <style:text-properties officeooo:rsid="004b6c2e"/>
    </style:style>
    <style:style style:name="T10" style:family="text">
      <style:text-properties officeooo:rsid="004ceeb7"/>
    </style:style>
    <style:style style:name="T11" style:family="text">
      <style:text-properties style:font-name="DejaVu Sans"/>
    </style:style>
    <style:style style:name="T12" style:family="text">
      <style:text-properties style:font-name="DejaVu Sans" officeooo:rsid="004ceeb7"/>
    </style:style>
    <style:style style:name="T13" style:family="text">
      <style:text-properties style:font-name="DejaVu Sans" officeooo:rsid="004f6793"/>
    </style:style>
    <style:style style:name="T14" style:family="text">
      <style:text-properties style:font-name="DejaVu Sans" officeooo:rsid="00512cc2"/>
    </style:style>
    <style:style style:name="T15" style:family="text">
      <style:text-properties style:font-name="DejaVu Sans" officeooo:rsid="0055b535"/>
    </style:style>
    <style:style style:name="T16" style:family="text">
      <style:text-properties style:font-name="DejaVu Sans" officeooo:rsid="0055e137"/>
    </style:style>
    <style:style style:name="T17" style:family="text">
      <style:text-properties style:font-name="DejaVu Sans" officeooo:rsid="005a1f32" style:font-name-asian="DejaVu Sans"/>
    </style:style>
    <style:style style:name="T18" style:family="text">
      <style:text-properties style:font-name="DejaVu Sans" officeooo:rsid="005ebf5f" style:font-name-asian="DejaVu Sans"/>
    </style:style>
    <style:style style:name="T19" style:family="text">
      <style:text-properties style:font-name="DejaVu Sans" officeooo:rsid="005f7397" style:font-name-asian="DejaVu Sans"/>
    </style:style>
    <style:style style:name="T20" style:family="text">
      <style:text-properties officeooo:rsid="005a1f32"/>
    </style:style>
    <style:style style:name="T21" style:family="text">
      <style:text-properties officeooo:rsid="005f7397"/>
    </style:style>
    <style:style style:name="T22" style:family="text">
      <style:text-properties style:font-name-asian="DejaVu Sans"/>
    </style:style>
    <style:style style:name="T23" style:family="text">
      <style:text-properties officeooo:rsid="005f7397" style:font-name-asian="DejaVu Sans"/>
    </style:style>
    <style:style style:name="T24" style:family="text">
      <style:text-properties officeooo:rsid="006cd320" style:font-name-asian="DejaVu Sans"/>
    </style:style>
    <style:style style:name="T25" style:family="text">
      <style:text-properties officeooo:rsid="00bda70a" style:font-name-asian="DejaVu Sans"/>
    </style:style>
    <style:style style:name="T26" style:family="text">
      <style:text-properties officeooo:rsid="0078313e"/>
    </style:style>
    <style:style style:name="T27" style:family="text">
      <style:text-properties officeooo:rsid="00809256"/>
    </style:style>
    <style:style style:name="T28" style:family="text">
      <style:text-properties officeooo:rsid="0088fc5f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8fc5f" style:font-style-asian="italic" style:font-style-complex="italic"/>
    </style:style>
    <style:style style:name="T31" style:family="text">
      <style:text-properties fo:font-style="italic" officeooo:rsid="008f74fc" style:font-style-asian="italic" style:font-style-complex="italic"/>
    </style:style>
    <style:style style:name="T32" style:family="text">
      <style:text-properties fo:font-style="italic" officeooo:rsid="0140b5e1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88fc5f" style:font-style-asian="normal" style:font-style-complex="normal"/>
    </style:style>
    <style:style style:name="T35" style:family="text">
      <style:text-properties fo:font-style="normal" officeooo:rsid="008f74fc" style:font-style-asian="normal" style:font-style-complex="normal"/>
    </style:style>
    <style:style style:name="T36" style:family="text">
      <style:text-properties fo:font-style="normal" officeooo:rsid="008f92ff" style:font-style-asian="normal" style:font-style-complex="normal"/>
    </style:style>
    <style:style style:name="T37" style:family="text">
      <style:text-properties fo:font-style="normal" officeooo:rsid="00917896" style:font-style-asian="normal" style:font-style-complex="normal"/>
    </style:style>
    <style:style style:name="T38" style:family="text">
      <style:text-properties fo:font-style="normal" officeooo:rsid="00a4f901" style:font-style-asian="normal" style:font-style-complex="normal"/>
    </style:style>
    <style:style style:name="T39" style:family="text">
      <style:text-properties fo:font-style="normal" officeooo:rsid="00a14573" style:font-style-asian="normal" style:font-style-complex="normal"/>
    </style:style>
    <style:style style:name="T40" style:family="text">
      <style:text-properties fo:font-style="normal" officeooo:rsid="00d83ff8" style:font-style-asian="normal" style:font-style-complex="normal"/>
    </style:style>
    <style:style style:name="T41" style:family="text">
      <style:text-properties fo:font-style="normal" officeooo:rsid="00d793d8" style:font-style-asian="normal" style:font-style-complex="normal"/>
    </style:style>
    <style:style style:name="T42" style:family="text">
      <style:text-properties fo:font-style="normal" officeooo:rsid="00e22597" style:font-style-asian="normal" style:font-style-complex="normal"/>
    </style:style>
    <style:style style:name="T43" style:family="text">
      <style:text-properties fo:font-style="normal" officeooo:rsid="00af69a9" style:font-style-asian="normal" style:font-style-complex="normal"/>
    </style:style>
    <style:style style:name="T44" style:family="text">
      <style:text-properties fo:font-style="normal" officeooo:rsid="00e70104" style:font-style-asian="normal" style:font-style-complex="normal"/>
    </style:style>
    <style:style style:name="T45" style:family="text">
      <style:text-properties fo:font-style="normal" officeooo:rsid="00edcfeb" style:font-style-asian="normal" style:font-style-complex="normal"/>
    </style:style>
    <style:style style:name="T46" style:family="text">
      <style:text-properties fo:font-style="normal" officeooo:rsid="00ee2de4" style:font-style-asian="normal" style:font-style-complex="normal"/>
    </style:style>
    <style:style style:name="T47" style:family="text">
      <style:text-properties fo:font-style="normal" officeooo:rsid="00f018ba" style:font-style-asian="normal" style:font-style-complex="normal"/>
    </style:style>
    <style:style style:name="T48" style:family="text">
      <style:text-properties fo:font-style="normal" officeooo:rsid="00f0499b" style:font-style-asian="normal" style:font-style-complex="normal"/>
    </style:style>
    <style:style style:name="T49" style:family="text">
      <style:text-properties fo:font-style="normal" officeooo:rsid="00f1c002" style:font-style-asian="normal" style:font-style-complex="normal"/>
    </style:style>
    <style:style style:name="T50" style:family="text">
      <style:text-properties fo:font-style="normal" officeooo:rsid="00f5bdef" style:font-style-asian="normal" style:font-style-complex="normal"/>
    </style:style>
    <style:style style:name="T51" style:family="text">
      <style:text-properties fo:font-style="normal" officeooo:rsid="00fb681e" style:font-style-asian="normal" style:font-style-complex="normal"/>
    </style:style>
    <style:style style:name="T52" style:family="text">
      <style:text-properties fo:font-style="normal" officeooo:rsid="00fd375d" style:font-style-asian="normal" style:font-style-complex="normal"/>
    </style:style>
    <style:style style:name="T53" style:family="text">
      <style:text-properties fo:font-style="normal" officeooo:rsid="010214a2" style:font-style-asian="normal" style:font-style-complex="normal"/>
    </style:style>
    <style:style style:name="T54" style:family="text">
      <style:text-properties fo:font-style="normal" officeooo:rsid="010380b1" style:font-style-asian="normal" style:font-style-complex="normal"/>
    </style:style>
    <style:style style:name="T55" style:family="text">
      <style:text-properties fo:font-style="normal" officeooo:rsid="01061ca3" style:font-style-asian="normal" style:font-style-complex="normal"/>
    </style:style>
    <style:style style:name="T56" style:family="text">
      <style:text-properties fo:font-style="normal" officeooo:rsid="01079745" style:font-style-asian="normal" style:font-style-complex="normal"/>
    </style:style>
    <style:style style:name="T57" style:family="text">
      <style:text-properties fo:font-style="normal" officeooo:rsid="010aedc0" style:font-style-asian="normal" style:font-style-complex="normal"/>
    </style:style>
    <style:style style:name="T58" style:family="text">
      <style:text-properties fo:font-style="normal" officeooo:rsid="01107502" style:font-style-asian="normal" style:font-style-complex="normal"/>
    </style:style>
    <style:style style:name="T59" style:family="text">
      <style:text-properties fo:font-style="normal" officeooo:rsid="0113af6d" style:font-style-asian="normal" style:font-style-complex="normal"/>
    </style:style>
    <style:style style:name="T60" style:family="text">
      <style:text-properties fo:font-style="normal" officeooo:rsid="0117b0f1" style:font-style-asian="normal" style:font-style-complex="normal"/>
    </style:style>
    <style:style style:name="T61" style:family="text">
      <style:text-properties fo:font-style="normal" officeooo:rsid="0118edb7" style:font-style-asian="normal" style:font-style-complex="normal"/>
    </style:style>
    <style:style style:name="T62" style:family="text">
      <style:text-properties fo:font-style="normal" officeooo:rsid="011a82a6" style:font-style-asian="normal" style:font-style-complex="normal"/>
    </style:style>
    <style:style style:name="T63" style:family="text">
      <style:text-properties fo:font-style="normal" officeooo:rsid="011ba5ae" style:font-style-asian="normal" style:font-style-complex="normal"/>
    </style:style>
    <style:style style:name="T64" style:family="text">
      <style:text-properties fo:font-style="normal" officeooo:rsid="011cf00a" style:font-style-asian="normal" style:font-style-complex="normal"/>
    </style:style>
    <style:style style:name="T65" style:family="text">
      <style:text-properties fo:font-style="normal" officeooo:rsid="011dd40f" style:font-style-asian="normal" style:font-style-complex="normal"/>
    </style:style>
    <style:style style:name="T66" style:family="text">
      <style:text-properties fo:font-style="normal" officeooo:rsid="011fdc3b" style:font-style-asian="normal" style:font-style-complex="normal"/>
    </style:style>
    <style:style style:name="T67" style:family="text">
      <style:text-properties fo:font-style="normal" officeooo:rsid="012c7458" style:font-style-asian="normal" style:font-style-complex="normal"/>
    </style:style>
    <style:style style:name="T68" style:family="text">
      <style:text-properties fo:font-style="normal" officeooo:rsid="0131b727" style:font-style-asian="normal" style:font-style-complex="normal"/>
    </style:style>
    <style:style style:name="T69" style:family="text">
      <style:text-properties fo:font-style="normal" officeooo:rsid="01336e98" style:font-style-asian="normal" style:font-style-complex="normal"/>
    </style:style>
    <style:style style:name="T70" style:family="text">
      <style:text-properties fo:font-style="normal" officeooo:rsid="01347287" style:font-style-asian="normal" style:font-style-complex="normal"/>
    </style:style>
    <style:style style:name="T71" style:family="text">
      <style:text-properties fo:font-style="normal" officeooo:rsid="0134dee3" style:font-style-asian="normal" style:font-style-complex="normal"/>
    </style:style>
    <style:style style:name="T72" style:family="text">
      <style:text-properties fo:font-style="normal" officeooo:rsid="013b6807" style:font-style-asian="normal" style:font-style-complex="normal"/>
    </style:style>
    <style:style style:name="T73" style:family="text">
      <style:text-properties fo:font-style="normal" officeooo:rsid="013ce554" style:font-style-asian="normal" style:font-style-complex="normal"/>
    </style:style>
    <style:style style:name="T74" style:family="text">
      <style:text-properties fo:font-style="normal" officeooo:rsid="013d89c2" style:font-style-asian="normal" style:font-style-complex="normal"/>
    </style:style>
    <style:style style:name="T75" style:family="text">
      <style:text-properties fo:font-style="normal" officeooo:rsid="013ec30a" style:font-style-asian="normal" style:font-style-complex="normal"/>
    </style:style>
    <style:style style:name="T76" style:family="text">
      <style:text-properties fo:font-style="normal" officeooo:rsid="0140b5e1" style:font-style-asian="normal" style:font-style-complex="normal"/>
    </style:style>
    <style:style style:name="T77" style:family="text">
      <style:text-properties fo:font-style="normal" officeooo:rsid="014333aa" style:font-style-asian="normal" style:font-style-complex="normal"/>
    </style:style>
    <style:style style:name="T78" style:family="text">
      <style:text-properties fo:font-style="normal" officeooo:rsid="01468725" style:font-style-asian="normal" style:font-style-complex="normal"/>
    </style:style>
    <style:style style:name="T79" style:family="text">
      <style:text-properties fo:font-style="normal" officeooo:rsid="0149a066" style:font-style-asian="normal" style:font-style-complex="normal"/>
    </style:style>
    <style:style style:name="T80" style:family="text">
      <style:text-properties fo:font-style="normal" officeooo:rsid="014af06d" style:font-style-asian="normal" style:font-style-complex="normal"/>
    </style:style>
    <style:style style:name="T81" style:family="text">
      <style:text-properties fo:font-style="normal" officeooo:rsid="014ed68e" style:font-style-asian="normal" style:font-style-complex="normal"/>
    </style:style>
    <style:style style:name="T82" style:family="text">
      <style:text-properties fo:font-style="normal" officeooo:rsid="014f2825" style:font-style-asian="normal" style:font-style-complex="normal"/>
    </style:style>
    <style:style style:name="T83" style:family="text">
      <style:text-properties fo:font-style="normal" officeooo:rsid="015006f4" style:font-style-asian="normal" style:font-style-complex="normal"/>
    </style:style>
    <style:style style:name="T84" style:family="text">
      <style:text-properties fo:font-style="normal" officeooo:rsid="015069da" style:font-style-asian="normal" style:font-style-complex="normal"/>
    </style:style>
    <style:style style:name="T85" style:family="text">
      <style:text-properties fo:font-style="normal" officeooo:rsid="015263da" style:font-style-asian="normal" style:font-style-complex="normal"/>
    </style:style>
    <style:style style:name="T86" style:family="text">
      <style:text-properties fo:font-style="normal" officeooo:rsid="0154f7c4" style:font-style-asian="normal" style:font-style-complex="normal"/>
    </style:style>
    <style:style style:name="T87" style:family="text">
      <style:text-properties fo:font-style="normal" officeooo:rsid="0156cf5d" style:font-style-asian="normal" style:font-style-complex="normal"/>
    </style:style>
    <style:style style:name="T88" style:family="text">
      <style:text-properties fo:font-style="normal" officeooo:rsid="015d8246" style:font-style-asian="normal" style:font-style-complex="normal"/>
    </style:style>
    <style:style style:name="T89" style:family="text">
      <style:text-properties fo:font-style="normal" officeooo:rsid="015eae68" style:font-style-asian="normal" style:font-style-complex="normal"/>
    </style:style>
    <style:style style:name="T90" style:family="text">
      <style:text-properties fo:font-style="normal" officeooo:rsid="016197b9" style:font-style-asian="normal" style:font-style-complex="normal"/>
    </style:style>
    <style:style style:name="T91" style:family="text">
      <style:text-properties fo:font-style="normal" officeooo:rsid="0163045f" style:font-style-asian="normal" style:font-style-complex="normal"/>
    </style:style>
    <style:style style:name="T92" style:family="text">
      <style:text-properties fo:font-style="normal" officeooo:rsid="016646c9" style:font-style-asian="normal" style:font-style-complex="normal"/>
    </style:style>
    <style:style style:name="T93" style:family="text">
      <style:text-properties fo:font-style="normal" officeooo:rsid="01693928" style:font-style-asian="normal" style:font-style-complex="normal"/>
    </style:style>
    <style:style style:name="T94" style:family="text">
      <style:text-properties fo:font-style="normal" officeooo:rsid="016ded29" style:font-style-asian="normal" style:font-style-complex="normal"/>
    </style:style>
    <style:style style:name="T95" style:family="text">
      <style:text-properties fo:font-style="normal" officeooo:rsid="016e9aff" style:font-style-asian="normal" style:font-style-complex="normal"/>
    </style:style>
    <style:style style:name="T96" style:family="text">
      <style:text-properties fo:font-style="normal" officeooo:rsid="01da6931" style:font-style-asian="normal" style:font-style-complex="normal"/>
    </style:style>
    <style:style style:name="T97" style:family="text">
      <style:text-properties fo:font-style="normal" officeooo:rsid="01de3aa6" style:font-style-asian="normal" style:font-style-complex="normal"/>
    </style:style>
    <style:style style:name="T98" style:family="text">
      <style:text-properties fo:font-style="normal" officeooo:rsid="01de751c" style:font-style-asian="normal" style:font-style-complex="normal"/>
    </style:style>
    <style:style style:name="T99" style:family="text">
      <style:text-properties fo:font-style="normal" officeooo:rsid="01dfea1e" style:font-style-asian="normal" style:font-style-complex="normal"/>
    </style:style>
    <style:style style:name="T10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0e5ed06" style:font-style-asian="normal" style:font-weight-asian="bold" style:font-style-complex="normal" style:font-weight-complex="bold"/>
    </style:style>
    <style:style style:name="T10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e5ed0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e70104" style:font-style-asian="normal" style:font-weight-asian="normal" style:font-style-complex="normal" style:font-weight-complex="normal"/>
    </style:style>
    <style:style style:name="T105" style:family="text">
      <style:text-properties fo:font-style="normal" officeooo:rsid="0119caea" style:font-name-asian="DejaVu Sans" style:font-style-asian="normal" style:font-style-complex="normal"/>
    </style:style>
    <style:style style:name="T106" style:family="text">
      <style:text-properties fo:font-style="normal" officeooo:rsid="01219e7e" style:font-name-asian="DejaVu Sans" style:font-style-asian="normal" style:font-style-complex="normal"/>
    </style:style>
    <style:style style:name="T107" style:family="text">
      <style:text-properties fo:font-style="normal" officeooo:rsid="01229d2a" style:font-name-asian="DejaVu Sans" style:font-style-asian="normal" style:font-style-complex="normal"/>
    </style:style>
    <style:style style:name="T108" style:family="text">
      <style:text-properties fo:font-weight="bold" officeooo:rsid="0088fc5f" style:font-weight-asian="bold" style:font-weight-complex="bold"/>
    </style:style>
    <style:style style:name="T109" style:family="text">
      <style:text-properties fo:font-weight="bold" officeooo:rsid="00b44959" style:font-weight-asian="bold" style:font-weight-complex="bold"/>
    </style:style>
    <style:style style:name="T110" style:family="text">
      <style:text-properties fo:font-weight="bold" officeooo:rsid="00ce64cc" style:font-weight-asian="bold" style:font-weight-complex="bold"/>
    </style:style>
    <style:style style:name="T111" style:family="text">
      <style:text-properties fo:font-weight="bold" officeooo:rsid="01c0c234" style:font-weight-asian="bold" style:font-weight-complex="bold"/>
    </style:style>
    <style:style style:name="T112" style:family="text">
      <style:text-properties officeooo:rsid="00a14573"/>
    </style:style>
    <style:style style:name="T113" style:family="text">
      <style:text-properties officeooo:rsid="00a4f901"/>
    </style:style>
    <style:style style:name="T114" style:family="text">
      <style:text-properties officeooo:rsid="00a9d523"/>
    </style:style>
    <style:style style:name="T115" style:family="text">
      <style:text-properties officeooo:rsid="00aa56c9"/>
    </style:style>
    <style:style style:name="T116" style:family="text">
      <style:text-properties officeooo:rsid="00af69a9"/>
    </style:style>
    <style:style style:name="T117" style:family="text">
      <style:text-properties officeooo:rsid="00b44959"/>
    </style:style>
    <style:style style:name="T118" style:family="text">
      <style:text-properties officeooo:rsid="00b96bba"/>
    </style:style>
    <style:style style:name="T119" style:family="text">
      <style:text-properties officeooo:rsid="00cb43ed"/>
    </style:style>
    <style:style style:name="T120" style:family="text">
      <style:text-properties officeooo:rsid="00ceff2a"/>
    </style:style>
    <style:style style:name="T121" style:family="text">
      <style:text-properties officeooo:rsid="00da5df8"/>
    </style:style>
    <style:style style:name="T122" style:family="text">
      <style:text-properties officeooo:rsid="00f0499b"/>
    </style:style>
    <style:style style:name="T123" style:family="text">
      <style:text-properties officeooo:rsid="00f5bdef"/>
    </style:style>
    <style:style style:name="T124" style:family="text">
      <style:text-properties fo:color="#579d1c" fo:font-size="12pt" fo:font-style="normal" style:font-size-asian="12pt" style:font-style-asian="normal" style:font-style-complex="normal"/>
    </style:style>
    <style:style style:name="T125" style:family="text">
      <style:text-properties fo:color="#579d1c" fo:font-size="12pt" fo:font-style="normal" fo:background-color="#ffffcc" style:font-size-asian="12pt" style:font-style-asian="normal" style:font-style-complex="normal"/>
    </style:style>
    <style:style style:name="T126" style:family="text">
      <style:text-properties fo:color="#579d1c" fo:font-style="normal" style:font-style-asian="normal" style:font-style-complex="normal"/>
    </style:style>
    <style:style style:name="T127" style:family="text">
      <style:text-properties officeooo:rsid="017bce5c"/>
    </style:style>
    <style:style style:name="T128" style:family="text">
      <style:text-properties officeooo:rsid="017ce405"/>
    </style:style>
    <style:style style:name="T129" style:family="text">
      <style:text-properties officeooo:rsid="017f7150"/>
    </style:style>
    <style:style style:name="T130" style:family="text">
      <style:text-properties officeooo:rsid="018dbf2d"/>
    </style:style>
    <style:style style:name="T131" style:family="text">
      <style:text-properties officeooo:rsid="0196a7d8"/>
    </style:style>
    <style:style style:name="T132" style:family="text">
      <style:text-properties officeooo:rsid="0197fd54"/>
    </style:style>
    <style:style style:name="T133" style:family="text">
      <style:text-properties officeooo:rsid="01a46053"/>
    </style:style>
    <style:style style:name="T134" style:family="text">
      <style:text-properties officeooo:rsid="01a5028a"/>
    </style:style>
    <style:style style:name="T135" style:family="text">
      <style:text-properties officeooo:rsid="01abbf79"/>
    </style:style>
    <style:style style:name="T136" style:family="text">
      <style:text-properties officeooo:rsid="01af28a2"/>
    </style:style>
    <style:style style:name="T137" style:family="text">
      <style:text-properties officeooo:rsid="01c0c234"/>
    </style:style>
    <style:style style:name="T138" style:family="text">
      <style:text-properties officeooo:rsid="01c6f257"/>
    </style:style>
    <style:style style:name="T139" style:family="text">
      <style:text-properties officeooo:rsid="01cb6fa9"/>
    </style:style>
    <style:style style:name="T140" style:family="text">
      <style:text-properties officeooo:rsid="01d50b27"/>
    </style:style>
    <style:style style:name="T141" style:family="text">
      <style:text-properties officeooo:rsid="01d7c471"/>
    </style:style>
    <style:style style:name="T142" style:family="text">
      <style:text-properties officeooo:rsid="01d803a8"/>
    </style:style>
    <style:style style:name="T143" style:family="text">
      <style:text-properties officeooo:rsid="01de3aa6"/>
    </style:style>
    <style:style style:name="T144" style:family="text">
      <style:text-properties officeooo:rsid="01e08956"/>
    </style:style>
    <style:style style:name="T145" style:family="text">
      <style:text-properties officeooo:rsid="01e13a38"/>
    </style:style>
    <style:style style:name="T146" style:family="text">
      <style:text-properties officeooo:rsid="01e1bcbb"/>
    </style:style>
    <style:style style:name="T147" style:family="text">
      <style:text-properties officeooo:rsid="01e2388d"/>
    </style:style>
    <style:style style:name="T148" style:family="text">
      <style:text-properties officeooo:rsid="01e49700"/>
    </style:style>
    <style:style style:name="T149" style:family="text">
      <style:text-properties style:use-window-font-color="true" style:text-outline="false" style:text-line-through-style="none" style:font-name="Liberation Sans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ffff00" style:text-outline="false" style:text-line-through-styl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style:use-window-font-color="true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0080" style:text-outline="false" style:text-line-through-style="none" style:font-name="Liberation Mono1" fo:font-size="14pt" fo:font-style="normal" fo:text-shadow="none" style:text-underline-style="none" fo:font-weight="bold" style:letter-kerning="true" style:font-name-asian="微软雅黑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color="#000080" style:font-name="DejaVu Sans" fo:font-size="9pt" style:font-size-asian="9pt" style:font-size-complex="9pt"/>
    </style:style>
    <style:style style:name="T154" style:family="text">
      <style:text-properties fo:color="#004586" style:font-name="DejaVu Sans"/>
    </style:style>
    <style:style style:name="T155" style:family="text">
      <style:text-properties fo:color="#c5000b" style:font-name="DejaVu Sans" fo:font-weight="bold" style:font-weight-asian="bold" style:font-weight-complex="bold"/>
    </style:style>
    <style:style style:name="T156" style:family="text">
      <style:text-properties fo:color="#9999cc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color="#666699" style:font-name="DejaVu Sans"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9cm" fo:min-width="1.34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6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199cm" svg:stroke-color="#008000" draw:marker-start="" draw:marker-start-width="0.499cm" draw:marker-start-center="false" draw:marker-end="" draw:marker-end-width="0.499cm" draw:marker-end-center="false" draw:fill="solid" draw:fill-color="#660066" draw:textarea-horizontal-align="center" draw:textarea-vertical-align="middle" fo:padding-top="0.226cm" fo:padding-bottom="0.226cm" fo:padding-left="0.349cm" fo:padding-right="0.349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Fine_20_Dashed" svg:stroke-width="0.101cm" svg:stroke-color="#808019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666699" draw:marker-start="" draw:marker-start-width="0.3cm" draw:marker-start-center="false" draw:marker-end="Line_20_Arrow_20_1" draw:marker-end-width="0.3cm" draw:marker-end-center="false" draw:fill="solid" draw:fill-color="#5e11a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101cm" svg:stroke-color="#dc2300" draw:marker-start="" draw:marker-start-width="0.349cm" draw:marker-start-center="false" draw:marker-end="" draw:marker-end-width="0.349cm" draw:marker-end-center="false" draw:fill="solid" draw:fill-color="#5e11a6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cm" draw:marker-start-center="false" draw:marker-end="" draw:marker-end-width="0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Fine_20_Dashed" svg:stroke-width="0.101cm" svg:stroke-color="#333366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3.59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62cm" fo:min-width="4.37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none" draw:fill="solid" draw:fill-color="#ffff66" draw:textarea-horizontal-align="justify" draw:textarea-vertical-align="middle" draw:auto-grow-height="false" style:run-through="foreground"/>
    </style:style>
    <style:style style:name="gr19" style:family="graphic">
      <style:graphic-properties draw:stroke="none" svg:stroke-color="#000000" draw:fill="none" draw:fill-color="#ffffff" fo:min-height="0.609cm" style:run-through="foreground"/>
    </style:style>
    <style:style style:name="gr20" style:family="graphic">
      <style:graphic-properties draw:stroke="none" svg:stroke-color="#000000" draw:fill="none" draw:fill-color="#ffffff" fo:min-height="2.422cm" style:run-through="foreground"/>
    </style:style>
    <style:style style:name="gr21" style:family="graphic">
      <style:graphic-properties draw:fill="none" draw:textarea-vertical-align="middle" draw:auto-grow-height="false" fo:min-height="1.321cm" fo:min-width="0.88cm" style:run-through="foreground"/>
    </style:style>
    <style:style style:name="gr22" style:family="graphic">
      <style:graphic-properties svg:stroke-width="0.101cm" svg:stroke-color="#dc2300" draw:marker-end="Line_20_Arrow_20_1" draw:textarea-horizontal-align="center" draw:textarea-vertical-align="middle" fo:padding-top="0.049cm" fo:padding-bottom="0.049cm" fo:padding-left="0.049cm" fo:padding-right="0.049cm" style:run-through="foreground"/>
    </style:style>
    <style:style style:name="gr23" style:family="graphic">
      <style:graphic-properties draw:stroke="none" draw:fill="gradient" draw:fill-color="#99ccff" draw:fill-gradient-name="Gradient_20_8" draw:opacity="55%" draw:textarea-horizontal-align="justify" draw:textarea-vertical-align="middle" draw:auto-grow-height="false" draw:shadow-opacity="55%" style:run-through="foreground"/>
    </style:style>
    <style:style style:name="gr24" style:family="graphic">
      <style:graphic-properties draw:stroke="dash" draw:stroke-dash="Ultrafine_20_Dashed" draw:fill="solid" draw:fill-color="#ffffff" draw:textarea-horizontal-align="justify" draw:textarea-vertical-align="middle" draw:auto-grow-height="false" style:run-through="foreground"/>
    </style:style>
    <style:style style:name="gr25" style:family="graphic">
      <style:graphic-properties draw:stroke="none" svg:stroke-color="#000000" draw:fill="none" draw:fill-color="#ffffff" draw:textarea-horizontal-align="right" draw:textarea-vertical-align="top" draw:auto-grow-height="false" draw:auto-grow-width="true" fo:min-height="2.044cm" fo:min-width="0.981cm" style:run-through="foreground"/>
      <style:paragraph-properties style:writing-mode="tb-rl"/>
    </style:style>
    <style:style style:name="gr26" style:family="graphic">
      <style:graphic-properties draw:stroke="none" svg:stroke-color="#000000" draw:fill="none" draw:fill-color="#ffffff" fo:min-height="0.679cm" style:run-through="foreground"/>
    </style:style>
    <style:style style:name="gr27" style:family="graphic">
      <style:graphic-properties svg:stroke-width="0.101cm" svg:stroke-color="#dc2300" draw:textarea-horizontal-align="center" draw:textarea-vertical-align="middle" fo:padding-top="0.049cm" fo:padding-bottom="0.049cm" fo:padding-left="0.049cm" fo:padding-right="0.049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Backup System: Manual &amp; De<text:span text:style-name="T1">tail</text:span></text:p>
      <text:table-of-content text:style-name="Sect1" text:protected="true" text:name="内容目录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Content</text:p>
          </text:index-title>
          <text:p text:style-name="P71"><text:a xlink:type="simple" xlink:href="#__RefHeading__833_844431807" text:style-name="Index_20_Link" text:visited-style-name="Index_20_Link">Deploy<text:tab/>1</text:a></text:p>
          <text:p text:style-name="P72"><text:a xlink:type="simple" xlink:href="#__RefHeading__835_844431807" text:style-name="Index_20_Link" text:visited-style-name="Index_20_Link">Deploy backup server<text:tab/>1</text:a></text:p>
          <text:p text:style-name="P72"><text:a xlink:type="simple" xlink:href="#__RefHeading__837_844431807" text:style-name="Index_20_Link" text:visited-style-name="Index_20_Link">Deploy backup client<text:tab/>2</text:a></text:p>
          <text:p text:style-name="P72"><text:a xlink:type="simple" xlink:href="#__RefHeading__839_844431807" text:style-name="Index_20_Link" text:visited-style-name="Index_20_Link">Make a tunnel between backupclient and backupserver<text:tab/>2</text:a></text:p>
          <text:p text:style-name="P71"><text:a xlink:type="simple" xlink:href="#__RefHeading__841_844431807" text:style-name="Index_20_Link" text:visited-style-name="Index_20_Link">Doing backup<text:tab/>2</text:a></text:p>
          <text:p text:style-name="P71"><text:a xlink:type="simple" xlink:href="#__RefHeading__843_844431807" text:style-name="Index_20_Link" text:visited-style-name="Index_20_Link">Browser backup data<text:tab/>3</text:a></text:p>
          <text:p text:style-name="P71"><text:a xlink:type="simple" xlink:href="#__RefHeading__845_844431807" text:style-name="Index_20_Link" text:visited-style-name="Index_20_Link">Detail<text:tab/>4</text:a></text:p>
          <text:p text:style-name="P72"><text:a xlink:type="simple" xlink:href="#__RefHeading__847_844431807" text:style-name="Index_20_Link" text:visited-style-name="Index_20_Link">Overview<text:tab/>4</text:a></text:p>
          <text:p text:style-name="P72"><text:a xlink:type="simple" xlink:href="#__RefHeading__849_844431807" text:style-name="Index_20_Link" text:visited-style-name="Index_20_Link">The backup process<text:tab/>4</text:a></text:p>
        </text:index-body>
      </text:table-of-content>
      <text:h text:style-name="Heading_20_1" text:outline-level="1"><text:bookmark-start text:name="__RefHeading__833_844431807"/>Deploy<text:bookmark-end text:name="__RefHeading__833_844431807"/></text:h>
      <text:p text:style-name="P3">Deploy <text:span text:style-name="T5">the </text:span>backup system:</text:p>
      <text:list xml:id="list2664625722406051029" text:style-name="L20">
        <text:list-item>
          <text:p text:style-name="P41"><text:span text:style-name="T3">D</text:span>eploy the backup client <text:span text:style-name="T140">o</text:span>n servers which have <text:span text:style-name="T2">data to backup.</text:span></text:p>
        </text:list-item>
        <text:list-item>
          <text:p text:style-name="P42"><text:span text:style-name="T2">D</text:span>eploy <text:span text:style-name="T4">the backup server on servers which store backup data.</text:span></text:p>
        </text:list-item>
        <text:list-item>
          <text:p text:style-name="P43"><text:span text:style-name="T8">One</text:span> <text:span text:style-name="T7">backup client can backup data to multi- backup servers.</text:span></text:p>
        </text:list-item>
        <text:list-item>
          <text:p text:style-name="P44"><text:span text:style-name="T4">A</text:span>dministrator configure<text:span text:style-name="T6">s</text:span> which backup client can connect to which server.</text:p>
        </text:list-item>
      </text:list>
      <text:p text:style-name="P4">Prerequisite:</text:p>
      <text:list xml:id="list3067273458002565832" text:style-name="L21">
        <text:list-item>
          <text:p text:style-name="P6">git, cron, <text:span text:style-name="T9">rsync, ssh</text:span></text:p>
        </text:list-item>
        <text:list-item>
          <text:p text:style-name="P7">gitosis: <text:a xlink:type="simple" xlink:href="https://github.com/cee1/gitosis-hack.git"><text:span text:style-name="T10">https://github.com/cee1/gitosis-hack.git</text:span></text:a></text:p>
        </text:list-item>
        <text:list-item>
          <text:p text:style-name="P39"><text:span text:style-name="T12">s</text:span><text:span text:style-name="T13">endmail </text:span><text:span text:style-name="T14">or </text:span><text:a xlink:type="simple" xlink:href="https://raw.github.com/cee1/cee1.archive/master/utilities/mailSender.py"><text:span text:style-name="T11">https://raw.github.com/cee1/cee1.archive/master/utilities/mailSender.py</text:span></text:a><text:span text:style-name="T11"> </text:span><text:span text:style-name="T15">(</text:span><text:span text:style-name="T16">which </text:span><text:span text:style-name="T15">depends on pyinotify)</text:span></text:p>
        </text:list-item>
      </text:list>
      <text:h text:style-name="Heading_20_2" text:outline-level="2"><text:bookmark-start text:name="__RefHeading__835_844431807"/>Deploy <text:span text:style-name="T20">backup server</text:span><text:bookmark-end text:name="__RefHeading__835_844431807"/></text:h>
      <text:list xml:id="list9172760554758730034" text:style-name="L22">
        <text:list-item>
          <text:p text:style-name="P40"><text:span text:style-name="T17">M</text:span><text:span text:style-name="T18">ake su</text:span><text:span text:style-name="T19">re .../lib/python2.7/dist-packages/gitosis-0.2-py2.7.egg/gitosis/template/admin/hooks/post-update is executable:</text:span></text:p>
          <text:p text:style-name="P61"><text:span text:style-name="T23">c</text:span><text:span text:style-name="T22">hmod </text:span><text:span text:style-name="T25">a</text:span><text:span text:style-name="T22">+</text:span><text:span text:style-name="T24">x <text:s/></text:span><text:span text:style-name="T23">python2.7/dist-packages/gitosis-0.2-py2.7.egg/gitosis/template/admin/hooks/post-update</text:span></text:p>
        </text:list-item>
        <text:list-item>
          <text:p text:style-name="P8"><text:span text:style-name="T21">c</text:span>d /<text:span text:style-name="T141">path/to</text:span>/backupsystem/server</text:p>
        </text:list-item>
        <text:list-item>
          <text:p text:style-name="P9"><text:span text:style-name="T26">run</text:span> setup.sh</text:p>
          <text:p text:style-name="P60">bash setup.sh <text:span text:style-name="T121">URL_of_this_machine [path install to where]</text:span></text:p>
        </text:list-item>
        <text:list-item>
          <text:p text:style-name="P10">setup.sh <text:span text:style-name="T28">will create(or reuse) a special user “</text:span><text:span text:style-name="T108">backupsrv</text:span><text:span text:style-name="T28">” with “</text:span><text:span text:style-name="T30">path install to where”</text:span><text:span text:style-name="T34"> </text:span><text:span text:style-name="T35">as its home </text:span><text:span text:style-name="T36">directory</text:span><text:span text:style-name="T31">.</text:span></text:p>
        </text:list-item>
        <text:list-item>
          <text:p text:style-name="P11">setup.sh will also ask a few questions:</text:p>
          <text:list>
            <text:list-item>
              <text:p text:style-name="P11">/path/to/sendmail: use this “sendmail” to notify administrator.</text:p>
            </text:list-item>
            <text:list-item>
              <text:p text:style-name="P12"><text:span text:style-name="T113">The </text:span>email <text:span text:style-name="T112">addresses that will receive notifications.</text:span></text:p>
            </text:list-item>
            <text:list-item>
              <text:p text:style-name="P13"><text:span text:style-name="T114">A</text:span>dministrator<text:span text:style-name="T114">'s public key</text:span>: <text:span text:style-name="T115">used to initialize gitosis control repo.</text:span></text:p>
            </text:list-item>
          </text:list>
        </text:list-item>
        <text:list-item>
          <text:p text:style-name="P14">Other adjustment</text:p>
          <text:list>
            <text:list-item>
              <text:p text:style-name="P15">Users of Arch Linux need to edit /etc/cron.d/<text:span text:style-name="T116">backupserver (enable the line for Arch).</text:span></text:p>
            </text:list-item>
            <text:list-item>
              <text:p text:style-name="P17"><text:soft-page-break/><text:span text:style-name="T116">M</text:span>odify <text:span text:style-name="T109">~backupsrv</text:span><text:span text:style-name="T117">/scripts/backupconfig.sh if needed.</text:span></text:p>
            </text:list-item>
          </text:list>
        </text:list-item>
      </text:list>
      <text:h text:style-name="Heading_20_2" text:outline-level="2"><text:bookmark-start text:name="__RefHeading__837_844431807"/><text:span text:style-name="T117">D</text:span>eploy <text:span text:style-name="T118">backup client</text:span><text:bookmark-end text:name="__RefHeading__837_844431807"/></text:h>
      <text:list xml:id="list5148808893836886008" text:style-name="L23">
        <text:list-item>
          <text:p text:style-name="P18">cd /<text:span text:style-name="T142">path/to/</text:span>backupsystem/client</text:p>
        </text:list-item>
        <text:list-item>
          <text:p text:style-name="P19"><text:span text:style-name="T21">r</text:span>un setu<text:span text:style-name="T119">p</text:span>.sh</text:p>
          <text:p text:style-name="P64">bash setup.sh <text:span text:style-name="T121">URL_of_this_machine</text:span> [<text:span text:style-name="T27">path install to where</text:span>]</text:p>
        </text:list-item>
        <text:list-item>
          <text:p text:style-name="P20">setup.sh will create(or reuse) a special user “<text:span text:style-name="T110">backupclient</text:span>” <text:span text:style-name="T120">with “</text:span><text:span text:style-name="T30">path install to where”</text:span><text:span text:style-name="T34"> </text:span><text:span text:style-name="T35">as its home </text:span><text:span text:style-name="T36">directory.</text:span></text:p>
        </text:list-item>
        <text:list-item>
          <text:p text:style-name="P34">setup.sh will also ask a few questions:</text:p>
          <text:list>
            <text:list-item>
              <text:p text:style-name="P34">/path/to/sendmail: use this “sendmail” to notify administrator.</text:p>
            </text:list-item>
            <text:list-item>
              <text:p text:style-name="P21"><text:span text:style-name="T38">The </text:span><text:span text:style-name="T37">email </text:span><text:span text:style-name="T39">addresses that will receive notifications.</text:span></text:p>
            </text:list-item>
            <text:list-item>
              <text:p text:style-name="P21"><text:span text:style-name="T39">T</text:span><text:span text:style-name="T41">he </text:span><text:span text:style-name="T40">URL of </text:span><text:span text:style-name="T41">default backup server.</text:span></text:p>
            </text:list-item>
          </text:list>
        </text:list-item>
        <text:list-item>
          <text:p text:style-name="P22"><text:span text:style-name="T41">O</text:span><text:span text:style-name="T33">ther </text:span><text:span text:style-name="T42">adjustment</text:span></text:p>
        </text:list-item>
      </text:list>
      <text:list xml:id="list197011419163523274" text:style-name="L24">
        <text:list-item>
          <text:list>
            <text:list-item>
              <text:p text:style-name="P16"><text:span text:style-name="T42">Users of Arch Linux need to edit /etc/cron.d/</text:span><text:span text:style-name="T43">backupserver (enable the line for Arch).</text:span></text:p>
            </text:list-item>
            <text:list-item>
              <text:p text:style-name="P23"><text:span text:style-name="T43">M</text:span><text:span text:style-name="T33">odify </text:span><text:span text:style-name="T101">~backupclient</text:span><text:span text:style-name="T103">/scripts/</text:span><text:span text:style-name="T104">backupconfig.sh</text:span><text:span text:style-name="T44">, </text:span><text:span text:style-name="T45">specif</text:span><text:span text:style-name="T46">y</text:span><text:span text:style-name="T45"> the </text:span><text:span text:style-name="T47">paths which need </text:span><text:span text:style-name="T49">to </text:span><text:span text:style-name="T47">backup</text:span><text:span text:style-name="T48">.</text:span></text:p>
            </text:list-item>
            <text:list-item>
              <text:p text:style-name="P24"><text:span text:style-name="T48">A</text:span><text:span text:style-name="T33">dd </text:span><text:span text:style-name="T81">user backupclient to related groups to en</text:span><text:span text:style-name="T85">sure</text:span><text:span text:style-name="T82"> </text:span><text:span text:style-name="T83">it can access </text:span><text:span text:style-name="T84">data </text:span><text:span text:style-name="T96">which </text:span><text:span text:style-name="T87">need </text:span><text:span text:style-name="T86">to backup.</text:span></text:p>
            </text:list-item>
          </text:list>
        </text:list-item>
      </text:list>
      <text:h text:style-name="P59" text:outline-level="2"><text:bookmark-start text:name="__RefHeading__839_844431807"/><text:span text:style-name="T122">M</text:span>ake a tunnel between <text:span text:style-name="T123">backupclient and backupserver</text:span><text:bookmark-end text:name="__RefHeading__839_844431807"/></text:h>
      <text:list xml:id="list7953426520238490262" text:style-name="L25">
        <text:list-item>
          <text:p text:style-name="P25"><text:span text:style-name="T50">P</text:span><text:span text:style-name="T33">ermit </text:span><text:span text:style-name="T51">backup client </text:span><text:span text:style-name="T52">to send request to backup server. </text:span><text:span text:style-name="T53">It is achi</text:span><text:span text:style-name="T57">e</text:span><text:span text:style-name="T53">ved by gitosis:</text:span></text:p>
          <text:p text:style-name="P65"><text:span text:style-name="T55"># </text:span><text:span text:style-name="T54">Administrator</text:span><text:span text:style-name="T56">'s machine</text:span></text:p>
          <text:p text:style-name="P65"><text:span text:style-name="T56">g</text:span><text:span text:style-name="T33">it clone ssh://backupsrv@backupserver_URL/gitosis-admin.git backupserver-admin.git</text:span></text:p>
          <text:p text:style-name="P66"/>
          <text:p text:style-name="P66"># Adds backup client's public key and modify gitosis.conf</text:p>
          <text:p text:style-name="P66"># commit &amp; push</text:p>
        </text:list-item>
        <text:list-item>
          <text:p text:style-name="P26"><text:span text:style-name="T33"><text:s/></text:span><text:span text:style-name="T59">On backup client: import the public key of backup server:</text:span></text:p>
          <text:p text:style-name="P65"><text:span text:style-name="T33">cat </text:span><text:span text:style-name="T102">id_rsa.pub</text:span><text:span text:style-name="T33"> &gt;&gt; <text:s/></text:span><text:span text:style-name="T100">~backupclient</text:span><text:span text:style-name="T33">/.ssh/authorized_keys</text:span></text:p>
        </text:list-item>
        <text:list-item>
          <text:p text:style-name="P27"><text:span text:style-name="T58">B</text:span><text:span text:style-name="T33">ackup server &amp; client: remember</text:span><text:span text:style-name="T63"> </text:span><text:span text:style-name="T60">host </text:span><text:span text:style-name="T33">fingerprint</text:span><text:span text:style-name="T62"> </text:span><text:span text:style-name="T64">of </text:span><text:span text:style-name="T33">each </text:span><text:span text:style-name="T63">other, </text:span><text:span text:style-name="T66">i.e. </text:span><text:span text:style-name="T62">leave a record in “</text:span><text:span text:style-name="T65">.ssh/known_hosts”.</text:span></text:p>
          <text:p text:style-name="P62"><text:span text:style-name="T33"># </text:span><text:span text:style-name="T61">O</text:span><text:span text:style-name="T33">n server as backupsrv, </text:span><text:span text:style-name="T97">press </text:span><text:span text:style-name="T98">'</text:span><text:span text:style-name="T97">yes</text:span><text:span text:style-name="T98">'</text:span></text:p>
          <text:p text:style-name="P62"><text:span text:style-name="T105">ssh </text:span><text:span text:style-name="T106">backupclient@backupclient_UR</text:span><text:span text:style-name="T107">L</text:span></text:p>
          <text:p text:style-name="P63"/>
          <text:p text:style-name="P63"># On <text:s/>client as backupclient, <text:span text:style-name="T143">press 'yes'</text:span></text:p>
          <text:p text:style-name="P63">ssh backupsrv@backupserver_URL</text:p>
        </text:list-item>
      </text:list>
      <text:h text:style-name="P58" text:outline-level="1"><text:bookmark-start text:name="__RefHeading__841_844431807"/>Doing backup<text:bookmark-end text:name="__RefHeading__841_844431807"/></text:h>
      <text:p text:style-name="P2">On backupclient:</text:p>
      <text:list xml:id="list7149405248381214045" text:style-name="L26">
        <text:list-item>
          <text:p text:style-name="P28"><text:span text:style-name="T33">~backupclient/</text:span><text:span text:style-name="T67">scripts/backup_it</text:span></text:p>
          <text:p text:style-name="P30"><text:soft-page-break/><text:span text:style-name="T67">B</text:span><text:span text:style-name="T33">ackup individual module, usage:</text:span></text:p>
          <text:p text:style-name="P68"><text:span text:style-name="T68">backup_it </text:span><text:span text:style-name="T69">&lt;</text:span><text:span text:style-name="T71">module</text:span><text:span text:style-name="T69">&gt; </text:span><text:span text:style-name="T70">backupserver</text:span></text:p>
          <text:p text:style-name="P68"><text:span text:style-name="T70"># </text:span><text:span text:style-name="T29">module</text:span><text:span text:style-name="T33"> may be one of “git”, “trac”, “wiki”, “wordpress” and “directories”</text:span></text:p>
          <text:p text:style-name="P68"><text:span text:style-name="T33"># </text:span><text:span text:style-name="T29">backupserver</text:span><text:span text:style-name="T33"> may be an empty string </text:span><text:span text:style-name="T72">which </text:span><text:span text:style-name="T73">denote</text:span><text:span text:style-name="T99">s</text:span><text:span text:style-name="T73"> </text:span><text:span text:style-name="T74">the default backup server</text:span></text:p>
        </text:list-item>
        <text:list-item>
          <text:p text:style-name="P29"><text:span text:style-name="T67">~backupclient/scripts/backup_</text:span><text:span text:style-name="T75">all</text:span></text:p>
          <text:p text:style-name="P31"><text:span text:style-name="T75">D</text:span><text:span text:style-name="T33">o a full backup</text:span><text:span text:style-name="T76">(include all </text:span><text:span text:style-name="T32">modules</text:span><text:span text:style-name="T76"> above</text:span><text:span text:style-name="T77">)</text:span><text:span text:style-name="T76">.</text:span></text:p>
        </text:list-item>
      </text:list>
      <text:h text:style-name="Heading_20_1" text:outline-level="1"><text:bookmark-start text:name="__RefHeading__843_844431807"/><text:span text:style-name="T76">B</text:span><text:span text:style-name="T33">rowser backup data</text:span><text:bookmark-end text:name="__RefHeading__843_844431807"/></text:h>
      <text:p text:style-name="P1"><text:span text:style-name="T76">O</text:span><text:span text:style-name="T33">n </text:span><text:span text:style-name="T78">backupserver, </text:span><text:span text:style-name="T79">~backupsrv/data/</text:span><text:span text:style-name="T80">backupclient_URL/</text:span></text:p>
      <text:list xml:id="list6860535937873606126" text:style-name="L27">
        <text:list-item>
          <text:p text:style-name="P32"><text:span text:style-name="T80">g</text:span><text:span text:style-name="T33">it:</text:span></text:p>
          <text:p text:style-name="P35">backed up git repos.</text:p>
        </text:list-item>
        <text:list-item>
          <text:p text:style-name="P36">rsync:</text:p>
          <text:p text:style-name="P37">backed up directories.</text:p>
        </text:list-item>
        <text:list-item>
          <text:p text:style-name="P38">sftp:</text:p>
          <text:p text:style-name="P33"><text:span text:style-name="T33">backed up archives, </text:span><text:span text:style-name="T88">using </text:span><text:span text:style-name="T89">~backupsrv/scripts/bkdb to browser them:</text:span></text:p>
          <text:p text:style-name="P69"><text:span text:style-name="T89">c</text:span><text:span text:style-name="T33">d </text:span><text:span text:style-name="T79">~backupsrv/data/</text:span><text:span text:style-name="T80">backupclient_URL/</text:span><text:span text:style-name="T90">sftp</text:span></text:p>
          <text:p text:style-name="P69"><text:span text:style-name="T89">~backupsrv/scripts/bkdb </text:span><text:span text:style-name="T91">ls</text:span></text:p>
          <text:p text:style-name="P69"><text:span text:style-name="T124">Base path</text:span><text:span text:style-name="T33">: "/home/services/backup/data/</text:span><text:span text:style-name="T93">backupclient_URL</text:span><text:span text:style-name="T33">/sftp" </text:span></text:p>
          <text:p text:style-name="P69"><text:span text:style-name="T125">*</text:span><text:span text:style-name="T33"> </text:span><text:span text:style-name="T100">[0]</text:span><text:span text:style-name="T33"> /home/</text:span><text:span text:style-name="T94">services</text:span><text:span text:style-name="T33">/trac </text:span></text:p>
          <text:p text:style-name="P69"><text:span text:style-name="T126">*</text:span><text:span text:style-name="T33"> </text:span><text:span text:style-name="T100">[1]</text:span><text:span text:style-name="T33"> /home/</text:span><text:span text:style-name="T94">services</text:span><text:span text:style-name="T33">/wiki </text:span></text:p>
          <text:p text:style-name="P69"><text:span text:style-name="T126">*</text:span><text:span text:style-name="T33"> </text:span><text:span text:style-name="T100">[2]</text:span><text:span text:style-name="T33"> /home/</text:span><text:span text:style-name="T94">services</text:span><text:span text:style-name="T33">/wordpress </text:span></text:p>
          <text:p text:style-name="P69"><text:span text:style-name="T33">[</text:span><text:span text:style-name="T126">0</text:span><text:span text:style-name="T33">] /home/</text:span><text:span text:style-name="T95">services</text:span><text:span text:style-name="T33">/trac: </text:span></text:p>
          <text:p text:style-name="P69"><text:span text:style-name="T33"><text:tab/></text:span><text:span text:style-name="T100">2013-09-05 01:35:30 [0]</text:span><text:span text:style-name="T33"> </text:span></text:p>
          <text:p text:style-name="P67"/>
          <text:p text:style-name="P70"><text:span text:style-name="T33">[</text:span><text:span text:style-name="T126">1</text:span><text:span text:style-name="T33">] /home/</text:span><text:span text:style-name="T95">services</text:span><text:span text:style-name="T33">/wiki: </text:span></text:p>
          <text:p text:style-name="P69"><text:span text:style-name="T33"><text:tab/></text:span><text:span text:style-name="T100">2013-09-05 01:48:41 [1] </text:span></text:p>
          <text:p text:style-name="P67"/>
          <text:p text:style-name="P70"><text:span text:style-name="T33">[</text:span><text:span text:style-name="T126">2</text:span><text:span text:style-name="T33">] /home/</text:span><text:span text:style-name="T95">services</text:span><text:span text:style-name="T33">/wordpress: </text:span></text:p>
          <text:p text:style-name="P69"><text:span text:style-name="T33"><text:tab/></text:span><text:span text:style-name="T100">2013-09-05 01:48:43 [2] </text:span></text:p>
          <text:p text:style-name="P67"/>
          <text:p text:style-name="P69"><text:span text:style-name="T33"># </text:span><text:span text:style-name="T91">e</text:span><text:span text:style-name="T33">xport backed up archives</text:span></text:p>
          <text:p text:style-name="P69"><text:span text:style-name="T89">~backupsrv/scripts/bkdb </text:span><text:span text:style-name="T92">export &lt;dest_dir&gt; &lt;data_index&gt; [datetime_range]</text:span></text:p>
        </text:list-item>
      </text:list>
      <text:h text:style-name="Heading_20_1" text:outline-level="1"><text:bookmark-start text:name="__RefHeading__845_844431807"/><text:soft-page-break/><text:span text:style-name="T92">D</text:span><text:span text:style-name="T33">etail</text:span><text:bookmark-end text:name="__RefHeading__845_844431807"/></text:h>
      <text:h text:style-name="P59" text:outline-level="2"><text:bookmark-start text:name="__RefHeading__847_844431807"/>Overview<text:bookmark-end text:name="__RefHeading__847_844431807"/></text:h>
      <text:list xml:id="list642601757969582271" text:style-name="L28">
        <text:list-item>
          <text:p text:style-name="P45">gitosis controlled git as <text:span text:style-name="T145">a </text:span>control line. </text:p>
          <text:p text:style-name="P46">Backup clients send request through <text:span text:style-name="T145">this </text:span>control line.</text:p>
        </text:list-item>
        <text:list-item>
          <text:p text:style-name="P47">sftp<text:span text:style-name="T128">(...)</text:span> as <text:span text:style-name="T145">a data line.</text:span></text:p>
          <text:p text:style-name="P48"><text:span text:style-name="T127">B</text:span>ackup servers retrieve <text:span text:style-name="T129">data to backup through this data line.</text:span></text:p>
        </text:list-item>
      </text:list>
      <text:p text:style-name="P5"><draw:g text:anchor-type="paragraph" draw:z-index="0" draw:style-name="gr1"><draw:frame draw:style-name="gr2" draw:text-style-name="P74" svg:width="2.096cm" svg:height="0.821cm" svg:x="14.138cm" svg:y="4.397cm"><draw:text-box><text:p text:style-name="P73"><text:span text:style-name="T149">gitosis</text:span></text:p></draw:text-box></draw:frame><draw:g draw:style-name="gr3"><draw:custom-shape draw:style-name="gr4" draw:text-style-name="P75" svg:width="3.959cm" svg:height="3.072cm" svg:x="0.981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75" svg:width="3.959cm" svg:height="3.072cm" svg:x="5.378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75" svg:width="3.959cm" svg:height="3.072cm" svg:x="9.776cm" svg:y="5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75" svg:width="12.754cm" svg:height="4.389cm" svg:x="0.981cm" svg:y="0.2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75" svg:width="3.079cm" svg:height="1.318cm" svg:x="1.399cm" svg:y="7.165cm"><text:p/></draw:rect><draw:line draw:style-name="gr7" draw:text-style-name="P75" svg:x1="1.883cm" svg:y1="7.866cm" svg:x2="2.323cm" svg:y2="7.866cm"><text:p/></draw:line><draw:line draw:style-name="gr7" draw:text-style-name="P75" svg:x1="2.764cm" svg:y1="7.866cm" svg:x2="3.204cm" svg:y2="7.866cm"><text:p/></draw:line><draw:line draw:style-name="gr7" draw:text-style-name="P75" svg:x1="3.644cm" svg:y1="7.866cm" svg:x2="4.084cm" svg:y2="7.866cm"><text:p/></draw:line><draw:line draw:style-name="gr7" draw:text-style-name="P75" svg:x1="1.883cm" svg:y1="8.304cm" svg:x2="2.323cm" svg:y2="8.304cm"><text:p/></draw:line><draw:line draw:style-name="gr7" draw:text-style-name="P75" svg:x1="2.764cm" svg:y1="8.304cm" svg:x2="3.204cm" svg:y2="8.304cm"><text:p/></draw:line><draw:line draw:style-name="gr7" draw:text-style-name="P75" svg:x1="3.644cm" svg:y1="8.304cm" svg:x2="4.084cm" svg:y2="8.304cm"><text:p/></draw:line></draw:g><draw:g draw:style-name="gr3"><draw:custom-shape draw:style-name="gr8" draw:text-style-name="P75" svg:width="0.877cm" svg:height="0.879cm" draw:transform="skewX (0.00209439510239319) rotate (1.5683528658421) translate (2.53294444444444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75" svg:x1="2.721cm" svg:y1="7.435cm" svg:x2="2.722cm" svg:y2="7.142cm"><text:p/></draw:line><draw:line draw:style-name="gr9" draw:text-style-name="P75" svg:x1="3.242cm" svg:y1="7.435cm" svg:x2="3.243cm" svg:y2="7.142cm"><text:p/></draw:line></draw:g><draw:g draw:style-name="gr3"><draw:rect draw:style-name="gr6" draw:text-style-name="P75" svg:width="3.079cm" svg:height="1.317cm" svg:x="1.42cm" svg:y="2.026cm"><text:p/></draw:rect><draw:line draw:style-name="gr7" draw:text-style-name="P75" svg:x1="1.86cm" svg:y1="2.466cm" svg:x2="2.3cm" svg:y2="2.466cm"><text:p/></draw:line><draw:line draw:style-name="gr7" draw:text-style-name="P75" svg:x1="2.741cm" svg:y1="2.466cm" svg:x2="3.181cm" svg:y2="2.466cm"><text:p/></draw:line><draw:line draw:style-name="gr7" draw:text-style-name="P75" svg:x1="3.619cm" svg:y1="2.466cm" svg:x2="4.059cm" svg:y2="2.466cm"><text:p/></draw:line><draw:line draw:style-name="gr7" draw:text-style-name="P75" svg:x1="1.86cm" svg:y1="2.905cm" svg:x2="2.3cm" svg:y2="2.905cm"><text:p/></draw:line><draw:line draw:style-name="gr7" draw:text-style-name="P75" svg:x1="2.741cm" svg:y1="2.905cm" svg:x2="3.181cm" svg:y2="2.905cm"><text:p/></draw:line><draw:line draw:style-name="gr7" draw:text-style-name="P75" svg:x1="3.619cm" svg:y1="2.905cm" svg:x2="4.059cm" svg:y2="2.905cm"><text:p/></draw:line></draw:g><draw:line draw:style-name="gr10" draw:text-style-name="P75" svg:x1="1.86cm" svg:y1="1.15cm" svg:x2="1.86cm" svg:y2="2.027cm"><text:p/></draw:line><draw:line draw:style-name="gr10" draw:text-style-name="P75" svg:x1="2.357cm" svg:y1="1.15cm" svg:x2="2.357cm" svg:y2="2.027cm"><text:p/></draw:line><draw:line draw:style-name="gr10" draw:text-style-name="P75" svg:x1="2.876cm" svg:y1="1.15cm" svg:x2="2.876cm" svg:y2="2.027cm"><text:p/></draw:line><draw:line draw:style-name="gr10" draw:text-style-name="P75" svg:x1="3.353cm" svg:y1="1.15cm" svg:x2="3.353cm" svg:y2="2.027cm"><text:p/></draw:line><draw:line draw:style-name="gr10" draw:text-style-name="P75" svg:x1="3.871cm" svg:y1="1.15cm" svg:x2="3.871cm" svg:y2="2.027cm"><text:p/></draw:line><draw:line draw:style-name="gr11" draw:text-style-name="P75" svg:x1="2.988cm" svg:y1="3.339cm" svg:x2="2.998cm" svg:y2="6.263cm"><text:p/></draw:line><draw:custom-shape draw:style-name="gr12" draw:text-style-name="P77" svg:width="1.341cm" svg:height="0.669cm" svg:x="2.277cm" svg:y="3.552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75" svg:width="3.079cm" svg:height="1.318cm" svg:x="5.796cm" svg:y="7.165cm"><text:p/></draw:rect><draw:line draw:style-name="gr7" draw:text-style-name="P75" svg:x1="6.281cm" svg:y1="7.866cm" svg:x2="6.721cm" svg:y2="7.866cm"><text:p/></draw:line><draw:line draw:style-name="gr7" draw:text-style-name="P75" svg:x1="7.16cm" svg:y1="7.866cm" svg:x2="7.6cm" svg:y2="7.866cm"><text:p/></draw:line><draw:line draw:style-name="gr7" draw:text-style-name="P75" svg:x1="8.04cm" svg:y1="7.866cm" svg:x2="8.48cm" svg:y2="7.866cm"><text:p/></draw:line><draw:line draw:style-name="gr7" draw:text-style-name="P75" svg:x1="6.281cm" svg:y1="8.304cm" svg:x2="6.721cm" svg:y2="8.304cm"><text:p/></draw:line><draw:line draw:style-name="gr7" draw:text-style-name="P75" svg:x1="7.16cm" svg:y1="8.304cm" svg:x2="7.6cm" svg:y2="8.304cm"><text:p/></draw:line><draw:line draw:style-name="gr7" draw:text-style-name="P75" svg:x1="8.04cm" svg:y1="8.304cm" svg:x2="8.48cm" svg:y2="8.304cm"><text:p/></draw:line></draw:g><draw:g draw:style-name="gr3"><draw:custom-shape draw:style-name="gr8" draw:text-style-name="P75" svg:width="0.877cm" svg:height="0.881cm" draw:transform="rotate (1.5683528658421) translate (6.93208333333333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75" svg:x1="7.119cm" svg:y1="7.435cm" svg:x2="7.12cm" svg:y2="7.142cm"><text:p/></draw:line><draw:line draw:style-name="gr9" draw:text-style-name="P75" svg:x1="7.641cm" svg:y1="7.435cm" svg:x2="7.642cm" svg:y2="7.142cm"><text:p/></draw:line></draw:g><draw:g draw:style-name="gr3"><draw:rect draw:style-name="gr6" draw:text-style-name="P75" svg:width="3.079cm" svg:height="1.317cm" svg:x="5.819cm" svg:y="2.026cm"><text:p/></draw:rect><draw:line draw:style-name="gr7" draw:text-style-name="P75" svg:x1="6.26cm" svg:y1="2.466cm" svg:x2="6.7cm" svg:y2="2.466cm"><text:p/></draw:line><draw:line draw:style-name="gr7" draw:text-style-name="P75" svg:x1="7.137cm" svg:y1="2.466cm" svg:x2="7.577cm" svg:y2="2.466cm"><text:p/></draw:line><draw:line draw:style-name="gr7" draw:text-style-name="P75" svg:x1="8.017cm" svg:y1="2.466cm" svg:x2="8.457cm" svg:y2="2.466cm"><text:p/></draw:line><draw:line draw:style-name="gr7" draw:text-style-name="P75" svg:x1="6.26cm" svg:y1="2.905cm" svg:x2="6.7cm" svg:y2="2.905cm"><text:p/></draw:line><draw:line draw:style-name="gr7" draw:text-style-name="P75" svg:x1="7.137cm" svg:y1="2.905cm" svg:x2="7.577cm" svg:y2="2.905cm"><text:p/></draw:line><draw:line draw:style-name="gr7" draw:text-style-name="P75" svg:x1="8.017cm" svg:y1="2.905cm" svg:x2="8.457cm" svg:y2="2.905cm"><text:p/></draw:line></draw:g><draw:line draw:style-name="gr10" draw:text-style-name="P75" svg:x1="6.26cm" svg:y1="1.15cm" svg:x2="6.26cm" svg:y2="2.027cm"><text:p/></draw:line><draw:line draw:style-name="gr10" draw:text-style-name="P75" svg:x1="6.755cm" svg:y1="1.15cm" svg:x2="6.755cm" svg:y2="2.027cm"><text:p/></draw:line><draw:line draw:style-name="gr10" draw:text-style-name="P75" svg:x1="7.276cm" svg:y1="1.15cm" svg:x2="7.276cm" svg:y2="2.027cm"><text:p/></draw:line><draw:line draw:style-name="gr10" draw:text-style-name="P75" svg:x1="7.749cm" svg:y1="1.15cm" svg:x2="7.749cm" svg:y2="2.027cm"><text:p/></draw:line><draw:line draw:style-name="gr10" draw:text-style-name="P75" svg:x1="8.269cm" svg:y1="1.15cm" svg:x2="8.269cm" svg:y2="2.027cm"><text:p/></draw:line><draw:line draw:style-name="gr11" draw:text-style-name="P75" svg:x1="7.384cm" svg:y1="3.339cm" svg:x2="7.394cm" svg:y2="6.263cm"><text:p/></draw:line><draw:custom-shape draw:style-name="gr12" draw:text-style-name="P77" svg:width="1.343cm" svg:height="0.669cm" svg:x="6.675cm" svg:y="3.552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g draw:style-name="gr3"><draw:g draw:style-name="gr3"><draw:rect draw:style-name="gr6" draw:text-style-name="P75" svg:width="3.079cm" svg:height="1.318cm" svg:x="10.194cm" svg:y="7.165cm"><text:p/></draw:rect><draw:line draw:style-name="gr7" draw:text-style-name="P75" svg:x1="10.679cm" svg:y1="7.866cm" svg:x2="11.119cm" svg:y2="7.866cm"><text:p/></draw:line><draw:line draw:style-name="gr7" draw:text-style-name="P75" svg:x1="11.558cm" svg:y1="7.866cm" svg:x2="11.998cm" svg:y2="7.866cm"><text:p/></draw:line><draw:line draw:style-name="gr7" draw:text-style-name="P75" svg:x1="12.438cm" svg:y1="7.866cm" svg:x2="12.878cm" svg:y2="7.866cm"><text:p/></draw:line><draw:line draw:style-name="gr7" draw:text-style-name="P75" svg:x1="10.679cm" svg:y1="8.304cm" svg:x2="11.119cm" svg:y2="8.304cm"><text:p/></draw:line><draw:line draw:style-name="gr7" draw:text-style-name="P75" svg:x1="11.558cm" svg:y1="8.304cm" svg:x2="11.998cm" svg:y2="8.304cm"><text:p/></draw:line><draw:line draw:style-name="gr7" draw:text-style-name="P75" svg:x1="12.438cm" svg:y1="8.304cm" svg:x2="12.878cm" svg:y2="8.304cm"><text:p/></draw:line></draw:g><draw:g draw:style-name="gr3"><draw:custom-shape draw:style-name="gr8" draw:text-style-name="P75" svg:width="0.877cm" svg:height="0.881cm" draw:transform="skewX (-0.00191986217719376) rotate (1.5683528658421) translate (11.3276944444444cm 7.14375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75" svg:x1="11.518cm" svg:y1="7.435cm" svg:x2="11.519cm" svg:y2="7.142cm"><text:p/></draw:line><draw:line draw:style-name="gr9" draw:text-style-name="P75" svg:x1="12.038cm" svg:y1="7.435cm" svg:x2="12.039cm" svg:y2="7.142cm"><text:p/></draw:line></draw:g><draw:g draw:style-name="gr3"><draw:rect draw:style-name="gr6" draw:text-style-name="P75" svg:width="3.081cm" svg:height="1.317cm" svg:x="10.215cm" svg:y="2.026cm"><text:p/></draw:rect><draw:line draw:style-name="gr7" draw:text-style-name="P75" svg:x1="10.656cm" svg:y1="2.466cm" svg:x2="11.096cm" svg:y2="2.466cm"><text:p/></draw:line><draw:line draw:style-name="gr7" draw:text-style-name="P75" svg:x1="11.535cm" svg:y1="2.466cm" svg:x2="11.975cm" svg:y2="2.466cm"><text:p/></draw:line><draw:line draw:style-name="gr7" draw:text-style-name="P75" svg:x1="12.416cm" svg:y1="2.466cm" svg:x2="12.856cm" svg:y2="2.466cm"><text:p/></draw:line><draw:line draw:style-name="gr7" draw:text-style-name="P75" svg:x1="10.656cm" svg:y1="2.905cm" svg:x2="11.096cm" svg:y2="2.905cm"><text:p/></draw:line><draw:line draw:style-name="gr7" draw:text-style-name="P75" svg:x1="11.535cm" svg:y1="2.905cm" svg:x2="11.975cm" svg:y2="2.905cm"><text:p/></draw:line><draw:line draw:style-name="gr7" draw:text-style-name="P75" svg:x1="12.416cm" svg:y1="2.905cm" svg:x2="12.856cm" svg:y2="2.905cm"><text:p/></draw:line></draw:g><draw:line draw:style-name="gr10" draw:text-style-name="P75" svg:x1="10.656cm" svg:y1="1.15cm" svg:x2="10.656cm" svg:y2="2.027cm"><text:p/></draw:line><draw:line draw:style-name="gr10" draw:text-style-name="P75" svg:x1="11.153cm" svg:y1="1.15cm" svg:x2="11.153cm" svg:y2="2.027cm"><text:p/></draw:line><draw:line draw:style-name="gr10" draw:text-style-name="P75" svg:x1="11.675cm" svg:y1="1.15cm" svg:x2="11.675cm" svg:y2="2.027cm"><text:p/></draw:line><draw:line draw:style-name="gr10" draw:text-style-name="P75" svg:x1="12.147cm" svg:y1="1.15cm" svg:x2="12.147cm" svg:y2="2.027cm"><text:p/></draw:line><draw:line draw:style-name="gr10" draw:text-style-name="P75" svg:x1="12.67cm" svg:y1="1.15cm" svg:x2="12.67cm" svg:y2="2.027cm"><text:p/></draw:line><draw:line draw:style-name="gr11" draw:text-style-name="P75" svg:x1="11.782cm" svg:y1="3.339cm" svg:x2="11.792cm" svg:y2="6.263cm"><text:p/></draw:line><draw:custom-shape draw:style-name="gr12" draw:text-style-name="P77" svg:width="1.343cm" svg:height="0.669cm" svg:x="11.074cm" svg:y="3.552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draw:line draw:style-name="gr13" draw:text-style-name="P75" xml:id="id1" draw:id="id1" svg:x1="1.053cm" svg:y1="5.212cm" svg:x2="13.807cm" svg:y2="5.212cm"><text:p/></draw:line></draw:g><draw:connector draw:style-name="gr14" draw:text-style-name="P75" draw:type="curve" svg:x1="13.808cm" svg:y1="5.212cm" svg:x2="14.33cm" svg:y2="4.664cm" draw:start-shape="id1" svg:d="m13808 5212c0-825 522-550 522-548" svg:viewBox="0 0 524 596"><text:p/></draw:connector><draw:custom-shape draw:style-name="gr15" draw:text-style-name="P75" svg:width="0.461cm" svg:height="9.238cm" draw:transform="skewX (-0.000174532925199433) rotate (1.57481058407448) translate (2.74284722222222cm 9.92363888888889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16" draw:text-style-name="P78" svg:width="4.654cm" svg:height="0.812cm" svg:x="5.327cm" svg:y="9.856cm"><draw:text-box><text:p text:style-name="P73"><text:span text:style-name="T151">Backup servers</text:span></text:p></draw:text-box></draw:frame><draw:frame draw:style-name="gr17" draw:text-style-name="P79" svg:width="5.543cm" svg:height="0.812cm" svg:x="4.909cm" svg:y="0.199cm"><draw:text-box><text:p text:style-name="P73"><text:span text:style-name="T152">One backup client</text:span></text:p></draw:text-box></draw:frame></draw:g></text:p>
      <text:h text:style-name="Heading_20_2" text:outline-level="2"><text:bookmark-start text:name="__RefHeading__849_844431807"/>The backup <text:span text:style-name="T130">process</text:span><text:bookmark-end text:name="__RefHeading__849_844431807"/></text:h>
      <text:list xml:id="list2934087726974498570" text:style-name="L29">
        <text:list-item>
          <text:p text:style-name="P49">Backup <text:span text:style-name="T146">c</text:span>lient <text:span text:style-name="T132">creates requests in request pool(s)</text:span></text:p>
          <text:p text:style-name="P50"><draw:g text:anchor-type="paragraph" draw:z-index="1" draw:style-name="gr1"><draw:custom-shape draw:style-name="gr18" svg:width="14.17cm" svg:height="3.901cm" svg:x="1.277cm" svg:y="0.069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g draw:style-name="gr3"><draw:rect draw:style-name="gr6" draw:text-style-name="P75" svg:width="3.432cm" svg:height="1.47cm" svg:x="2.302cm" svg:y="1.87cm"><text:p/></draw:rect><draw:line draw:style-name="gr7" draw:text-style-name="P75" svg:x1="2.79cm" svg:y1="2.36cm" svg:x2="3.28cm" svg:y2="2.36cm"><text:p/></draw:line><draw:line draw:style-name="gr7" draw:text-style-name="P75" svg:x1="3.772cm" svg:y1="2.36cm" svg:x2="4.262cm" svg:y2="2.36cm"><text:p/></draw:line><draw:line draw:style-name="gr7" draw:text-style-name="P75" svg:x1="4.752cm" svg:y1="2.36cm" svg:x2="5.242cm" svg:y2="2.36cm"><text:p/></draw:line><draw:line draw:style-name="gr7" draw:text-style-name="P75" svg:x1="2.79cm" svg:y1="2.852cm" svg:x2="3.28cm" svg:y2="2.852cm"><text:p/></draw:line><draw:line draw:style-name="gr7" draw:text-style-name="P75" svg:x1="3.772cm" svg:y1="2.852cm" svg:x2="4.262cm" svg:y2="2.852cm"><text:p/></draw:line><draw:line draw:style-name="gr7" draw:text-style-name="P75" svg:x1="4.752cm" svg:y1="2.852cm" svg:x2="5.242cm" svg:y2="2.852cm"><text:p/></draw:line></draw:g><draw:line draw:style-name="gr10" draw:text-style-name="P75" svg:x1="2.79cm" svg:y1="0.89cm" svg:x2="2.79cm" svg:y2="1.87cm"><text:p/></draw:line><draw:line draw:style-name="gr10" draw:text-style-name="P75" svg:x1="3.346cm" svg:y1="0.89cm" svg:x2="3.346cm" svg:y2="1.87cm"><text:p/></draw:line><draw:line draw:style-name="gr10" draw:text-style-name="P75" svg:x1="3.923cm" svg:y1="0.89cm" svg:x2="3.923cm" svg:y2="1.87cm"><text:p/></draw:line><draw:line draw:style-name="gr10" draw:text-style-name="P75" svg:x1="4.453cm" svg:y1="0.89cm" svg:x2="4.453cm" svg:y2="1.87cm"><text:p/></draw:line><draw:line draw:style-name="gr10" draw:text-style-name="P75" svg:x1="5.033cm" svg:y1="0.89cm" svg:x2="5.033cm" svg:y2="1.87cm"><text:p/></draw:line></draw:g><draw:g draw:style-name="gr3"><draw:g draw:style-name="gr3"><draw:rect draw:style-name="gr6" draw:text-style-name="P75" svg:width="3.432cm" svg:height="1.47cm" svg:x="6.641cm" svg:y="1.873cm"><text:p/></draw:rect><draw:line draw:style-name="gr7" draw:text-style-name="P75" svg:x1="7.132cm" svg:y1="2.363cm" svg:x2="7.622cm" svg:y2="2.363cm"><text:p/></draw:line><draw:line draw:style-name="gr7" draw:text-style-name="P75" svg:x1="8.112cm" svg:y1="2.363cm" svg:x2="8.602cm" svg:y2="2.363cm"><text:p/></draw:line><draw:line draw:style-name="gr7" draw:text-style-name="P75" svg:x1="9.092cm" svg:y1="2.363cm" svg:x2="9.582cm" svg:y2="2.363cm"><text:p/></draw:line><draw:line draw:style-name="gr7" draw:text-style-name="P75" svg:x1="7.132cm" svg:y1="2.855cm" svg:x2="7.622cm" svg:y2="2.855cm"><text:p/></draw:line><draw:line draw:style-name="gr7" draw:text-style-name="P75" svg:x1="8.112cm" svg:y1="2.855cm" svg:x2="8.602cm" svg:y2="2.855cm"><text:p/></draw:line><draw:line draw:style-name="gr7" draw:text-style-name="P75" svg:x1="9.092cm" svg:y1="2.855cm" svg:x2="9.582cm" svg:y2="2.855cm"><text:p/></draw:line></draw:g><draw:line draw:style-name="gr10" draw:text-style-name="P75" svg:x1="7.132cm" svg:y1="0.893cm" svg:x2="7.132cm" svg:y2="1.873cm"><text:p/></draw:line><draw:line draw:style-name="gr10" draw:text-style-name="P75" svg:x1="7.685cm" svg:y1="0.893cm" svg:x2="7.685cm" svg:y2="1.873cm"><text:p/></draw:line><draw:line draw:style-name="gr10" draw:text-style-name="P75" svg:x1="8.264cm" svg:y1="0.893cm" svg:x2="8.264cm" svg:y2="1.873cm"><text:p/></draw:line><draw:line draw:style-name="gr10" draw:text-style-name="P75" svg:x1="8.793cm" svg:y1="0.893cm" svg:x2="8.793cm" svg:y2="1.873cm"><text:p/></draw:line><draw:line draw:style-name="gr10" draw:text-style-name="P75" svg:x1="9.373cm" svg:y1="0.893cm" svg:x2="9.373cm" svg:y2="1.873cm"><text:p/></draw:line></draw:g><draw:g draw:style-name="gr3"><draw:g draw:style-name="gr3"><draw:rect draw:style-name="gr6" draw:text-style-name="P75" svg:width="3.43cm" svg:height="1.47cm" svg:x="10.909cm" svg:y="1.877cm"><text:p/></draw:rect><draw:line draw:style-name="gr7" draw:text-style-name="P75" svg:x1="11.4cm" svg:y1="2.367cm" svg:x2="11.89cm" svg:y2="2.367cm"><text:p/></draw:line><draw:line draw:style-name="gr7" draw:text-style-name="P75" svg:x1="12.379cm" svg:y1="2.367cm" svg:x2="12.869cm" svg:y2="2.367cm"><text:p/></draw:line><draw:line draw:style-name="gr7" draw:text-style-name="P75" svg:x1="13.358cm" svg:y1="2.367cm" svg:x2="13.848cm" svg:y2="2.367cm"><text:p/></draw:line><draw:line draw:style-name="gr7" draw:text-style-name="P75" svg:x1="11.4cm" svg:y1="2.857cm" svg:x2="11.89cm" svg:y2="2.857cm"><text:p/></draw:line><draw:line draw:style-name="gr7" draw:text-style-name="P75" svg:x1="12.379cm" svg:y1="2.857cm" svg:x2="12.869cm" svg:y2="2.857cm"><text:p/></draw:line><draw:line draw:style-name="gr7" draw:text-style-name="P75" svg:x1="13.358cm" svg:y1="2.857cm" svg:x2="13.848cm" svg:y2="2.857cm"><text:p/></draw:line></draw:g><draw:line draw:style-name="gr10" draw:text-style-name="P75" svg:x1="11.4cm" svg:y1="0.897cm" svg:x2="11.4cm" svg:y2="1.877cm"><text:p/></draw:line><draw:line draw:style-name="gr10" draw:text-style-name="P75" svg:x1="11.953cm" svg:y1="0.897cm" svg:x2="11.953cm" svg:y2="1.877cm"><text:p/></draw:line><draw:line draw:style-name="gr10" draw:text-style-name="P75" svg:x1="12.533cm" svg:y1="0.897cm" svg:x2="12.533cm" svg:y2="1.877cm"><text:p/></draw:line><draw:line draw:style-name="gr10" draw:text-style-name="P75" svg:x1="13.06cm" svg:y1="0.897cm" svg:x2="13.06cm" svg:y2="1.877cm"><text:p/></draw:line><draw:line draw:style-name="gr10" draw:text-style-name="P75" svg:x1="13.641cm" svg:y1="0.897cm" svg:x2="13.641cm" svg:y2="1.877cm"><text:p/></draw:line></draw:g><draw:frame draw:style-name="gr19" draw:text-style-name="P80" svg:width="15.01cm" svg:height="0.609cm" svg:x="1.021cm" svg:y="0.016cm"><draw:text-box><text:p><text:span text:style-name="T153">python ~backupclient/scripts/commitBackupRequest &lt;module&gt; &lt;path&gt; [backupserver_URL]</text:span></text:p></draw:text-box></draw:frame><draw:frame draw:style-name="gr20" draw:text-style-name="P82" svg:width="9.445cm" svg:height="2.472cm" svg:x="3.619cm" svg:y="4.117cm"><draw:text-box><text:p text:style-name="P81"><text:span text:style-name="T154">Request pools:</text:span></text:p><text:p text:style-name="P81"><text:span text:style-name="T154"/></text:p><text:p text:style-name="P81"><text:span text:style-name="T11">~backupclient/requests/Backupserver1_URL</text:span></text:p><text:p text:style-name="P81"><text:span text:style-name="T11">~backupclient/requests/Backupserver2_URL</text:span></text:p><text:p text:style-name="P81"><text:span text:style-name="T11">~backupclient/requests/Backupserver3_URL</text:span></text:p></draw:text-box></draw:frame><draw:custom-shape draw:style-name="gr21" draw:text-style-name="P81" svg:width="0.874cm" svg:height="8.418cm" draw:transform="skewX (-0.000872664625997163) rotate (1.58161736815726) translate (4.06929166666667cm 4.30388888888889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text:p>
        </text:list-item>
        <text:list-item>
          <text:p text:style-name="P51"><text:soft-page-break/><text:span text:style-name="T134">A job in c</text:span>ron <text:span text:style-name="T133">will check request pool(s) ever 5mins:</text:span></text:p>
          <text:list>
            <text:list-item>
              <text:p text:style-name="P52"><text:span text:style-name="T135">For s</text:span>ome request<text:span text:style-name="T136">s, it will prepare the data to backup, e.g. export database, create tar archive, etc.</text:span></text:p>
            </text:list-item>
            <text:list-item>
              <text:p text:style-name="P53"><draw:g text:anchor-type="paragraph" draw:z-index="2" draw:style-name="gr1"><draw:g draw:style-name="gr3"><draw:line draw:style-name="gr22" draw:text-style-name="P81" svg:x1="3.216cm" svg:y1="3.879cm" svg:x2="3.191cm" svg:y2="5.461cm"><text:p/></draw:line><draw:g draw:style-name="gr3"><draw:g draw:style-name="gr3"><draw:rect draw:style-name="gr6" draw:text-style-name="P75" svg:width="3.5cm" svg:height="1.5cm" svg:x="1.473cm" svg:y="2.381cm"><text:p/></draw:rect><draw:line draw:style-name="gr7" draw:text-style-name="P75" svg:x1="1.973cm" svg:y1="2.877cm" svg:x2="2.473cm" svg:y2="2.877cm"><text:p/></draw:line><draw:line draw:style-name="gr7" draw:text-style-name="P75" svg:x1="2.974cm" svg:y1="2.877cm" svg:x2="3.474cm" svg:y2="2.877cm"><text:p/></draw:line><draw:line draw:style-name="gr7" draw:text-style-name="P75" svg:x1="3.971cm" svg:y1="2.877cm" svg:x2="4.471cm" svg:y2="2.877cm"><text:p/></draw:line><draw:line draw:style-name="gr7" draw:text-style-name="P75" svg:x1="1.973cm" svg:y1="3.378cm" svg:x2="2.473cm" svg:y2="3.378cm"><text:p/></draw:line><draw:line draw:style-name="gr7" draw:text-style-name="P75" svg:x1="2.974cm" svg:y1="3.378cm" svg:x2="3.474cm" svg:y2="3.378cm"><text:p/></draw:line><draw:line draw:style-name="gr7" draw:text-style-name="P75" svg:x1="3.971cm" svg:y1="3.378cm" svg:x2="4.471cm" svg:y2="3.378cm"><text:p/></draw:line></draw:g><draw:line draw:style-name="gr10" draw:text-style-name="P75" svg:x1="1.973cm" svg:y1="1.381cm" svg:x2="1.973cm" svg:y2="2.381cm"><text:p/></draw:line><draw:line draw:style-name="gr10" draw:text-style-name="P75" svg:x1="2.54cm" svg:y1="1.381cm" svg:x2="2.54cm" svg:y2="2.381cm"><text:p/></draw:line><draw:line draw:style-name="gr10" draw:text-style-name="P75" svg:x1="3.131cm" svg:y1="1.381cm" svg:x2="3.131cm" svg:y2="2.381cm"><text:p/></draw:line><draw:line draw:style-name="gr10" draw:text-style-name="P75" svg:x1="3.669cm" svg:y1="1.381cm" svg:x2="3.669cm" svg:y2="2.381cm"><text:p/></draw:line><draw:line draw:style-name="gr10" draw:text-style-name="P75" svg:x1="4.259cm" svg:y1="1.381cm" svg:x2="4.259cm" svg:y2="2.381cm"><text:p/></draw:line><draw:custom-shape draw:style-name="gr12" draw:text-style-name="P77" svg:width="1.525cm" svg:height="0.761cm" svg:x="2.447cm" svg:y="4.12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81" svg:x1="7.788cm" svg:y1="3.861cm" svg:x2="7.763cm" svg:y2="5.443cm"><text:p/></draw:line><draw:g draw:style-name="gr3"><draw:g draw:style-name="gr3"><draw:rect draw:style-name="gr6" draw:text-style-name="P75" svg:width="3.5cm" svg:height="1.5cm" svg:x="6.042cm" svg:y="2.362cm"><text:p/></draw:rect><draw:line draw:style-name="gr7" draw:text-style-name="P75" svg:x1="6.541cm" svg:y1="2.862cm" svg:x2="7.041cm" svg:y2="2.862cm"><text:p/></draw:line><draw:line draw:style-name="gr7" draw:text-style-name="P75" svg:x1="7.541cm" svg:y1="2.862cm" svg:x2="8.041cm" svg:y2="2.862cm"><text:p/></draw:line><draw:line draw:style-name="gr7" draw:text-style-name="P75" svg:x1="8.541cm" svg:y1="2.862cm" svg:x2="9.041cm" svg:y2="2.862cm"><text:p/></draw:line><draw:line draw:style-name="gr7" draw:text-style-name="P75" svg:x1="6.541cm" svg:y1="3.362cm" svg:x2="7.041cm" svg:y2="3.362cm"><text:p/></draw:line><draw:line draw:style-name="gr7" draw:text-style-name="P75" svg:x1="7.541cm" svg:y1="3.362cm" svg:x2="8.041cm" svg:y2="3.362cm"><text:p/></draw:line><draw:line draw:style-name="gr7" draw:text-style-name="P75" svg:x1="8.541cm" svg:y1="3.362cm" svg:x2="9.041cm" svg:y2="3.362cm"><text:p/></draw:line></draw:g><draw:line draw:style-name="gr10" draw:text-style-name="P75" svg:x1="6.541cm" svg:y1="1.362cm" svg:x2="6.541cm" svg:y2="2.362cm"><text:p/></draw:line><draw:line draw:style-name="gr10" draw:text-style-name="P75" svg:x1="7.106cm" svg:y1="1.362cm" svg:x2="7.106cm" svg:y2="2.362cm"><text:p/></draw:line><draw:line draw:style-name="gr10" draw:text-style-name="P75" svg:x1="7.697cm" svg:y1="1.362cm" svg:x2="7.697cm" svg:y2="2.362cm"><text:p/></draw:line><draw:line draw:style-name="gr10" draw:text-style-name="P75" svg:x1="8.236cm" svg:y1="1.362cm" svg:x2="8.236cm" svg:y2="2.362cm"><text:p/></draw:line><draw:line draw:style-name="gr10" draw:text-style-name="P75" svg:x1="8.831cm" svg:y1="1.362cm" svg:x2="8.831cm" svg:y2="2.362cm"><text:p/></draw:line><draw:custom-shape draw:style-name="gr12" draw:text-style-name="P77" svg:width="1.525cm" svg:height="0.761cm" svg:x="7.017cm" svg:y="4.101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g draw:style-name="gr3"><draw:line draw:style-name="gr22" draw:text-style-name="P81" svg:x1="12.355cm" svg:y1="3.856cm" svg:x2="12.33cm" svg:y2="5.438cm"><text:p/></draw:line><draw:g draw:style-name="gr3"><draw:g draw:style-name="gr3"><draw:rect draw:style-name="gr6" draw:text-style-name="P75" svg:width="3.5cm" svg:height="1.5cm" svg:x="10.61cm" svg:y="2.358cm"><text:p/></draw:rect><draw:line draw:style-name="gr7" draw:text-style-name="P75" svg:x1="11.11cm" svg:y1="2.856cm" svg:x2="11.61cm" svg:y2="2.856cm"><text:p/></draw:line><draw:line draw:style-name="gr7" draw:text-style-name="P75" svg:x1="12.111cm" svg:y1="2.856cm" svg:x2="12.611cm" svg:y2="2.856cm"><text:p/></draw:line><draw:line draw:style-name="gr7" draw:text-style-name="P75" svg:x1="13.111cm" svg:y1="2.856cm" svg:x2="13.611cm" svg:y2="2.856cm"><text:p/></draw:line><draw:line draw:style-name="gr7" draw:text-style-name="P75" svg:x1="11.11cm" svg:y1="3.355cm" svg:x2="11.61cm" svg:y2="3.355cm"><text:p/></draw:line><draw:line draw:style-name="gr7" draw:text-style-name="P75" svg:x1="12.111cm" svg:y1="3.355cm" svg:x2="12.611cm" svg:y2="3.355cm"><text:p/></draw:line><draw:line draw:style-name="gr7" draw:text-style-name="P75" svg:x1="13.111cm" svg:y1="3.355cm" svg:x2="13.611cm" svg:y2="3.355cm"><text:p/></draw:line></draw:g><draw:line draw:style-name="gr10" draw:text-style-name="P75" svg:x1="11.11cm" svg:y1="1.358cm" svg:x2="11.11cm" svg:y2="2.358cm"><text:p/></draw:line><draw:line draw:style-name="gr10" draw:text-style-name="P75" svg:x1="11.677cm" svg:y1="1.358cm" svg:x2="11.677cm" svg:y2="2.358cm"><text:p/></draw:line><draw:line draw:style-name="gr10" draw:text-style-name="P75" svg:x1="12.267cm" svg:y1="1.358cm" svg:x2="12.267cm" svg:y2="2.358cm"><text:p/></draw:line><draw:line draw:style-name="gr10" draw:text-style-name="P75" svg:x1="12.806cm" svg:y1="1.358cm" svg:x2="12.806cm" svg:y2="2.358cm"><text:p/></draw:line><draw:line draw:style-name="gr10" draw:text-style-name="P75" svg:x1="13.397cm" svg:y1="1.358cm" svg:x2="13.397cm" svg:y2="2.358cm"><text:p/></draw:line><draw:custom-shape draw:style-name="gr12" draw:text-style-name="P77" svg:width="1.525cm" svg:height="0.761cm" svg:x="11.586cm" svg:y="4.097cm"><text:p text:style-name="P76"><text:span text:style-name="T150">git</text:span></text:p><draw:enhanced-geometry svg:viewBox="0 0 21600 21600" draw:glue-points="?f6 10800 10800 21600 ?f5 10800 10800 0" draw:text-areas="?f3 ?f3 ?f4 ?f4" draw:type="trapezoid" draw:modifiers="3425.42595019659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/draw:g></draw:g><draw:custom-shape draw:style-name="gr23" draw:text-style-name="P83" svg:width="16.283cm" svg:height="1.904cm" svg:x="0.258cm" svg:y="2.113cm"><text:p text:style-name="P81"><text:span text:style-name="T155">~backupclient/scripts/send_request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4" svg:width="1.445cm" svg:height="1.825cm" svg:x="5.864cm" svg:y="3.861cm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gr25" draw:text-style-name="P84" svg:width="0.981cm" svg:height="1.851cm" svg:x="6.042cm" svg:y="3.893cm"><draw:text-box><text:p text:style-name="P84"><text:span text:style-name="T156">Prepare data</text:span></text:p></draw:text-box></draw:frame><draw:frame draw:style-name="gr26" draw:text-style-name="P85" svg:width="4.811cm" svg:height="0.68cm" svg:x="4.103cm" svg:y="5.743cm"><draw:text-box><text:p><text:span text:style-name="T157">~backupclient/tmp</text:span></text:p></draw:text-box></draw:frame></draw:g><text:span text:style-name="T136">T</text:span>he backup request will be sent to server th<text:span text:style-name="T147">r</text:span>ough a gitosis controlled git line.</text:p>
            </text:list-item>
          </text:list>
        </text:list-item>
        <text:list-item>
          <text:p text:style-name="P54">Backup <text:span text:style-name="T137">server: the </text:span><text:span text:style-name="T111">post-update</text:span><text:span text:style-name="T137"> hook will extract requests under ~backupsrv/TODO/backupclient_URL</text:span></text:p>
        </text:list-item>
        <text:list-item>
          <text:p text:style-name="P55"><text:span text:style-name="T137">A </text:span>job in cron <text:span text:style-name="T138">will check TODO pool(s) ever 5 mins:</text:span></text:p>
          <text:list>
            <text:list-item>
              <text:p text:style-name="P56"><draw:g text:anchor-type="paragraph" draw:z-index="3" draw:style-name="gr1"><draw:g draw:style-name="gr3"><draw:rect draw:style-name="gr6" draw:text-style-name="P75" svg:width="3.5cm" svg:height="1.5cm" svg:x="3.697cm" svg:y="2.335cm"><text:p/></draw:rect><draw:line draw:style-name="gr7" draw:text-style-name="P75" svg:x1="4.248cm" svg:y1="3.131cm" svg:x2="4.748cm" svg:y2="3.131cm"><text:p/></draw:line><draw:line draw:style-name="gr7" draw:text-style-name="P75" svg:x1="5.244cm" svg:y1="3.131cm" svg:x2="5.744cm" svg:y2="3.131cm"><text:p/></draw:line><draw:line draw:style-name="gr7" draw:text-style-name="P75" svg:x1="6.246cm" svg:y1="3.131cm" svg:x2="6.746cm" svg:y2="3.131cm"><text:p/></draw:line><draw:line draw:style-name="gr7" draw:text-style-name="P75" svg:x1="4.248cm" svg:y1="3.632cm" svg:x2="4.748cm" svg:y2="3.632cm"><text:p/></draw:line><draw:line draw:style-name="gr7" draw:text-style-name="P75" svg:x1="5.244cm" svg:y1="3.632cm" svg:x2="5.744cm" svg:y2="3.632cm"><text:p/></draw:line><draw:line draw:style-name="gr7" draw:text-style-name="P75" svg:x1="6.246cm" svg:y1="3.632cm" svg:x2="6.746cm" svg:y2="3.632cm"><text:p/></draw:line></draw:g><draw:g draw:style-name="gr3"><draw:custom-shape draw:style-name="gr8" draw:text-style-name="P75" svg:width="1.001cm" svg:height="1.001cm" draw:transform="rotate (1.5683528658421) translate (4.92301388888889cm 2.33009722222222cm)"><text:p/><draw:enhanced-geometry svg:viewBox="0 0 21600 21600" draw:mirror-vertical="false" draw:mirror-horizontal="false" draw:glue-points="10800 0 0 10800 10800 21600 21600 10800" draw:text-areas="0 3100 18500 18500" draw:type="flowchart-delay" draw:enhanced-path="M 10800 0 X 21600 10800 10800 21600 L 0 21600 0 0 Z N"/></draw:custom-shape><draw:line draw:style-name="gr9" draw:text-style-name="P75" svg:x1="5.137cm" svg:y1="2.666cm" svg:x2="5.138cm" svg:y2="2.332cm"><text:p/></draw:line><draw:line draw:style-name="gr9" draw:text-style-name="P75" svg:x1="5.729cm" svg:y1="2.666cm" svg:x2="5.73cm" svg:y2="2.332cm"><text:p/></draw:line></draw:g><draw:line draw:style-name="gr27" draw:text-style-name="P81" svg:x1="5.392cm" svg:y1="0.798cm" svg:x2="5.392cm" svg:y2="1.331cm"><text:p/></draw:line><draw:custom-shape draw:style-name="gr23" draw:text-style-name="P83" svg:width="11.05cm" svg:height="1.904cm" svg:x="1.633cm" svg:y="2.079cm"><text:p text:style-name="P81"><text:span text:style-name="T155">~backupsrv/scripts/do_backup</text:span></text:p><draw:enhanced-geometry svg:viewBox="0 0 21600 21600" draw:text-areas="0 ?f0 ?f5 ?f2" draw:type="right-arrow" draw:modifiers="19334.5646437995 468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It will retrieve the data to backup <text:span text:style-name="T148">by</text:span> git/s<text:span text:style-name="T139">ftp</text:span>/<text:span text:style-name="T139">rsync ...</text:span></text:p>
            </text:list-item>
          </text:list>
        </text:list-item>
      </text:list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标准" style:font-family-generic="modern" style:font-pitch="fixed"/>
    <style:font-face style:name="Mangal" svg:font-family="Mangal" style:font-family-generic="modern" style:font-pitch="fixed"/>
    <style:font-face style:name="文泉驿等宽正黑" svg:font-family="文泉驿等宽正黑" style:font-family-generic="modern" style:font-pitch="fixed"/>
    <style:font-face style:name="Liberation Mono2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gradient draw:name="Gradient_20_8" draw:display-name="Gradient 8" draw:style="linear" draw:start-color="#ffff99" draw:end-color="#dc2300" draw:start-intensity="100%" draw:end-intensity="100%" draw:angle="900" draw:border="0%"/>
    <draw:marker draw:name="Arrow" svg:viewBox="0 0 20 30" svg:d="m10 0-10 30h20z"/>
    <draw:marker draw:name="Line_20_Arrow_20_1" draw:display-name="Line Arrow 1" svg:viewBox="0 0 1131 902" svg:d="m564 0-564 902h1131z"/>
    <draw:stroke-dash draw:name="Fine_20_Dashed" draw:display-name="Fine Dashed" draw:style="rect" draw:dots1="1" draw:dots1-length="0.288cm" draw:dots2="1" draw:dots2-length="0.288cm" draw:distance="0.28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文泉驿点阵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00%" style:page-number="auto"/>
      <style:text-properties fo:font-size="12pt" style:font-size-asian="10.5pt" style:font-weight-asian="normal" style:font-size-complex="12pt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paragraph" style:parent-style-name="Preformatted_20_Text" style:next-style-name="Text_20_body" style:master-page-name="">
      <style:paragraph-properties fo:margin-left="0cm" fo:margin-right="0cm" fo:margin-top="0.109cm" fo:margin-bottom="0.166cm" style:contextual-spacing="false" fo:text-indent="0cm" style:auto-text-indent="false" style:page-number="auto" fo:background-color="#ffffcc" fo:padding="0.049cm" fo:border="0.06pt solid #800000" style:shadow="none">
        <style:background-image/>
      </style:paragraph-properties>
      <style:text-properties style:font-name="Liberation Mono" fo:font-size="12pt" style:font-size-asian="12pt" style:font-weight-asian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文泉驿等宽正黑" style:font-size-asian="10pt" style:font-name-complex="Mangal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e1 </meta:initial-creator>
    <meta:creation-date>2013-09-07T13:46:59.105198860</meta:creation-date>
    <dc:date>2013-09-08T15:39:53.557629099</dc:date>
    <dc:creator>cee1 </dc:creator>
    <meta:editing-duration>PT4H9M32S</meta:editing-duration>
    <meta:editing-cycles>466</meta:editing-cycles>
    <meta:generator>LibreOffice/4.1.1.2$Linux_X86_64 LibreOffice_project/410$Build-2</meta:generator>
    <meta:document-statistic meta:table-count="0" meta:image-count="0" meta:object-count="0" meta:page-count="5" meta:paragraph-count="109" meta:word-count="673" meta:character-count="4682" meta:non-whitespace-character-count="4171"/>
  </office:meta>
</office:document-meta>
</file>